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.529021" calcext:value-type="float">
            <text:p>0.529021</text:p>
          </table:table-cell>
          <table:table-cell office:value-type="float" office:value="0.0564294" calcext:value-type="float">
            <text:p>0.0564294</text:p>
          </table:table-cell>
          <table:table-cell table:formula="of:=-2*[.A1]+3*[.B1]" office:value-type="float" office:value="-0.8887538" calcext:value-type="float">
            <text:p>-0.8887538</text:p>
          </table:table-cell>
        </table:table-row>
        <table:table-row table:style-name="ro1">
          <table:table-cell office:value-type="float" office:value="0.385568" calcext:value-type="float">
            <text:p>0.385568</text:p>
          </table:table-cell>
          <table:table-cell office:value-type="float" office:value="0.100036" calcext:value-type="float">
            <text:p>0.100036</text:p>
          </table:table-cell>
          <table:table-cell table:formula="of:=-2*[.A2]+3*[.B2]" office:value-type="float" office:value="-0.471028" calcext:value-type="float">
            <text:p>-0.471028</text:p>
          </table:table-cell>
        </table:table-row>
        <table:table-row table:style-name="ro1">
          <table:table-cell office:value-type="float" office:value="0.39455" calcext:value-type="float">
            <text:p>0.39455</text:p>
          </table:table-cell>
          <table:table-cell office:value-type="float" office:value="0.134909" calcext:value-type="float">
            <text:p>0.134909</text:p>
          </table:table-cell>
          <table:table-cell table:formula="of:=-2*[.A3]+3*[.B3]" office:value-type="float" office:value="-0.384373" calcext:value-type="float">
            <text:p>-0.384373</text:p>
          </table:table-cell>
        </table:table-row>
        <table:table-row table:style-name="ro1">
          <table:table-cell office:value-type="float" office:value="0.403727" calcext:value-type="float">
            <text:p>0.403727</text:p>
          </table:table-cell>
          <table:table-cell office:value-type="float" office:value="0.163298" calcext:value-type="float">
            <text:p>0.163298</text:p>
          </table:table-cell>
          <table:table-cell table:formula="of:=-2*[.A4]+3*[.B4]" office:value-type="float" office:value="-0.31756" calcext:value-type="float">
            <text:p>-0.31756</text:p>
          </table:table-cell>
        </table:table-row>
        <table:table-row table:style-name="ro1">
          <table:table-cell office:value-type="float" office:value="0.41256" calcext:value-type="float">
            <text:p>0.41256</text:p>
          </table:table-cell>
          <table:table-cell office:value-type="float" office:value="0.186569" calcext:value-type="float">
            <text:p>0.186569</text:p>
          </table:table-cell>
          <table:table-cell table:formula="of:=-2*[.A5]+3*[.B5]" office:value-type="float" office:value="-0.265413" calcext:value-type="float">
            <text:p>-0.265413</text:p>
          </table:table-cell>
        </table:table-row>
        <table:table-row table:style-name="ro1">
          <table:table-cell office:value-type="float" office:value="0.420912" calcext:value-type="float">
            <text:p>0.420912</text:p>
          </table:table-cell>
          <table:table-cell office:value-type="float" office:value="0.205842" calcext:value-type="float">
            <text:p>0.205842</text:p>
          </table:table-cell>
          <table:table-cell table:formula="of:=-2*[.A6]+3*[.B6]" office:value-type="float" office:value="-0.224298" calcext:value-type="float">
            <text:p>-0.224298</text:p>
          </table:table-cell>
        </table:table-row>
        <table:table-row table:style-name="ro1">
          <table:table-cell office:value-type="float" office:value="0.428753" calcext:value-type="float">
            <text:p>0.428753</text:p>
          </table:table-cell>
          <table:table-cell office:value-type="float" office:value="0.221997" calcext:value-type="float">
            <text:p>0.221997</text:p>
          </table:table-cell>
          <table:table-cell table:formula="of:=-2*[.A7]+3*[.B7]" office:value-type="float" office:value="-0.191515" calcext:value-type="float">
            <text:p>-0.191515</text:p>
          </table:table-cell>
        </table:table-row>
        <table:table-row table:style-name="ro1">
          <table:table-cell office:value-type="float" office:value="0.436107" calcext:value-type="float">
            <text:p>0.436107</text:p>
          </table:table-cell>
          <table:table-cell office:value-type="float" office:value="0.235699" calcext:value-type="float">
            <text:p>0.235699</text:p>
          </table:table-cell>
          <table:table-cell table:formula="of:=-2*[.A8]+3*[.B8]" office:value-type="float" office:value="-0.165117" calcext:value-type="float">
            <text:p>-0.165117</text:p>
          </table:table-cell>
        </table:table-row>
        <table:table-row table:style-name="ro1">
          <table:table-cell office:value-type="float" office:value="0.443011" calcext:value-type="float">
            <text:p>0.443011</text:p>
          </table:table-cell>
          <table:table-cell office:value-type="float" office:value="0.247459" calcext:value-type="float">
            <text:p>0.247459</text:p>
          </table:table-cell>
          <table:table-cell table:formula="of:=-2*[.A9]+3*[.B9]" office:value-type="float" office:value="-0.143645" calcext:value-type="float">
            <text:p>-0.143645</text:p>
          </table:table-cell>
        </table:table-row>
        <table:table-row table:style-name="ro1">
          <table:table-cell office:value-type="float" office:value="0.449498" calcext:value-type="float">
            <text:p>0.449498</text:p>
          </table:table-cell>
          <table:table-cell office:value-type="float" office:value="0.257667" calcext:value-type="float">
            <text:p>0.257667</text:p>
          </table:table-cell>
          <table:table-cell table:formula="of:=-2*[.A10]+3*[.B10]" office:value-type="float" office:value="-0.125995" calcext:value-type="float">
            <text:p>-0.125995</text:p>
          </table:table-cell>
        </table:table-row>
        <table:table-row table:style-name="ro1">
          <table:table-cell office:value-type="float" office:value="0.455615" calcext:value-type="float">
            <text:p>0.455615</text:p>
          </table:table-cell>
          <table:table-cell office:value-type="float" office:value="0.266624" calcext:value-type="float">
            <text:p>0.266624</text:p>
          </table:table-cell>
          <table:table-cell table:formula="of:=-2*[.A11]+3*[.B11]" office:value-type="float" office:value="-0.111358" calcext:value-type="float">
            <text:p>-0.111358</text:p>
          </table:table-cell>
        </table:table-row>
        <table:table-row table:style-name="ro1">
          <table:table-cell office:value-type="float" office:value="0.461391" calcext:value-type="float">
            <text:p>0.461391</text:p>
          </table:table-cell>
          <table:table-cell office:value-type="float" office:value="0.274563" calcext:value-type="float">
            <text:p>0.274563</text:p>
          </table:table-cell>
          <table:table-cell table:formula="of:=-2*[.A12]+3*[.B12]" office:value-type="float" office:value="-0.099093" calcext:value-type="float">
            <text:p>-0.099093</text:p>
          </table:table-cell>
        </table:table-row>
        <table:table-row table:style-name="ro1">
          <table:table-cell office:value-type="float" office:value="0.466864" calcext:value-type="float">
            <text:p>0.466864</text:p>
          </table:table-cell>
          <table:table-cell office:value-type="float" office:value="0.281664" calcext:value-type="float">
            <text:p>0.281664</text:p>
          </table:table-cell>
          <table:table-cell table:formula="of:=-2*[.A13]+3*[.B13]" office:value-type="float" office:value="-0.0887359999999999" calcext:value-type="float">
            <text:p>-0.0887359999999999</text:p>
          </table:table-cell>
        </table:table-row>
        <table:table-row table:style-name="ro1">
          <table:table-cell office:value-type="float" office:value="0.47206" calcext:value-type="float">
            <text:p>0.47206</text:p>
          </table:table-cell>
          <table:table-cell office:value-type="float" office:value="0.28807" calcext:value-type="float">
            <text:p>0.28807</text:p>
          </table:table-cell>
          <table:table-cell table:formula="of:=-2*[.A14]+3*[.B14]" office:value-type="float" office:value="-0.07991" calcext:value-type="float">
            <text:p>-0.07991</text:p>
          </table:table-cell>
        </table:table-row>
        <table:table-row table:style-name="ro1">
          <table:table-cell office:value-type="float" office:value="0.477009" calcext:value-type="float">
            <text:p>0.477009</text:p>
          </table:table-cell>
          <table:table-cell office:value-type="float" office:value="0.293892" calcext:value-type="float">
            <text:p>0.293892</text:p>
          </table:table-cell>
          <table:table-cell table:formula="of:=-2*[.A15]+3*[.B15]" office:value-type="float" office:value="-0.0723420000000001" calcext:value-type="float">
            <text:p>-0.0723420000000001</text:p>
          </table:table-cell>
        </table:table-row>
        <table:table-row table:style-name="ro1">
          <table:table-cell office:value-type="float" office:value="0.481732" calcext:value-type="float">
            <text:p>0.481732</text:p>
          </table:table-cell>
          <table:table-cell office:value-type="float" office:value="0.299222" calcext:value-type="float">
            <text:p>0.299222</text:p>
          </table:table-cell>
          <table:table-cell table:formula="of:=-2*[.A16]+3*[.B16]" office:value-type="float" office:value="-0.065798" calcext:value-type="float">
            <text:p>-0.065798</text:p>
          </table:table-cell>
        </table:table-row>
        <table:table-row table:style-name="ro1">
          <table:table-cell office:value-type="float" office:value="0.48625" calcext:value-type="float">
            <text:p>0.48625</text:p>
          </table:table-cell>
          <table:table-cell office:value-type="float" office:value="0.304132" calcext:value-type="float">
            <text:p>0.304132</text:p>
          </table:table-cell>
          <table:table-cell table:formula="of:=-2*[.A17]+3*[.B17]" office:value-type="float" office:value="-0.060104" calcext:value-type="float">
            <text:p>-0.060104</text:p>
          </table:table-cell>
        </table:table-row>
        <table:table-row table:style-name="ro1">
          <table:table-cell office:value-type="float" office:value="0.490581" calcext:value-type="float">
            <text:p>0.490581</text:p>
          </table:table-cell>
          <table:table-cell office:value-type="float" office:value="0.308683" calcext:value-type="float">
            <text:p>0.308683</text:p>
          </table:table-cell>
          <table:table-cell table:formula="of:=-2*[.A18]+3*[.B18]" office:value-type="float" office:value="-0.0551130000000001" calcext:value-type="float">
            <text:p>-0.0551130000000001</text:p>
          </table:table-cell>
        </table:table-row>
        <table:table-row table:style-name="ro1">
          <table:table-cell office:value-type="float" office:value="0.494743" calcext:value-type="float">
            <text:p>0.494743</text:p>
          </table:table-cell>
          <table:table-cell office:value-type="float" office:value="0.312921" calcext:value-type="float">
            <text:p>0.312921</text:p>
          </table:table-cell>
          <table:table-cell table:formula="of:=-2*[.A19]+3*[.B19]" office:value-type="float" office:value="-0.050723" calcext:value-type="float">
            <text:p>-0.050723</text:p>
          </table:table-cell>
        </table:table-row>
        <table:table-row table:style-name="ro1">
          <table:table-cell office:value-type="float" office:value="0.498749" calcext:value-type="float">
            <text:p>0.498749</text:p>
          </table:table-cell>
          <table:table-cell office:value-type="float" office:value="0.316887" calcext:value-type="float">
            <text:p>0.316887</text:p>
          </table:table-cell>
          <table:table-cell table:formula="of:=-2*[.A20]+3*[.B20]" office:value-type="float" office:value="-0.046837" calcext:value-type="float">
            <text:p>-0.046837</text:p>
          </table:table-cell>
        </table:table-row>
        <table:table-row table:style-name="ro1">
          <table:table-cell office:value-type="float" office:value="0.502613" calcext:value-type="float">
            <text:p>0.502613</text:p>
          </table:table-cell>
          <table:table-cell office:value-type="float" office:value="0.320615" calcext:value-type="float">
            <text:p>0.320615</text:p>
          </table:table-cell>
          <table:table-cell table:formula="of:=-2*[.A21]+3*[.B21]" office:value-type="float" office:value="-0.043381" calcext:value-type="float">
            <text:p>-0.043381</text:p>
          </table:table-cell>
        </table:table-row>
        <table:table-row table:style-name="ro1">
          <table:table-cell office:value-type="float" office:value="0.506344" calcext:value-type="float">
            <text:p>0.506344</text:p>
          </table:table-cell>
          <table:table-cell office:value-type="float" office:value="0.32413" calcext:value-type="float">
            <text:p>0.32413</text:p>
          </table:table-cell>
          <table:table-cell table:formula="of:=-2*[.A22]+3*[.B22]" office:value-type="float" office:value="-0.0402980000000002" calcext:value-type="float">
            <text:p>-0.0402980000000002</text:p>
          </table:table-cell>
        </table:table-row>
        <table:table-row table:style-name="ro1">
          <table:table-cell office:value-type="float" office:value="0.509953" calcext:value-type="float">
            <text:p>0.509953</text:p>
          </table:table-cell>
          <table:table-cell office:value-type="float" office:value="0.327459" calcext:value-type="float">
            <text:p>0.327459</text:p>
          </table:table-cell>
          <table:table-cell table:formula="of:=-2*[.A23]+3*[.B23]" office:value-type="float" office:value="-0.0375289999999999" calcext:value-type="float">
            <text:p>-0.0375289999999999</text:p>
          </table:table-cell>
        </table:table-row>
        <table:table-row table:style-name="ro1">
          <table:table-cell office:value-type="float" office:value="0.513448" calcext:value-type="float">
            <text:p>0.513448</text:p>
          </table:table-cell>
          <table:table-cell office:value-type="float" office:value="0.330622" calcext:value-type="float">
            <text:p>0.330622</text:p>
          </table:table-cell>
          <table:table-cell table:formula="of:=-2*[.A24]+3*[.B24]" office:value-type="float" office:value="-0.0350299999999999" calcext:value-type="float">
            <text:p>-0.0350299999999999</text:p>
          </table:table-cell>
        </table:table-row>
        <table:table-row table:style-name="ro1">
          <table:table-cell office:value-type="float" office:value="0.516839" calcext:value-type="float">
            <text:p>0.516839</text:p>
          </table:table-cell>
          <table:table-cell office:value-type="float" office:value="0.333635" calcext:value-type="float">
            <text:p>0.333635</text:p>
          </table:table-cell>
          <table:table-cell table:formula="of:=-2*[.A25]+3*[.B25]" office:value-type="float" office:value="-0.0327730000000002" calcext:value-type="float">
            <text:p>-0.0327730000000002</text:p>
          </table:table-cell>
        </table:table-row>
        <table:table-row table:style-name="ro1">
          <table:table-cell office:value-type="float" office:value="0.520134" calcext:value-type="float">
            <text:p>0.520134</text:p>
          </table:table-cell>
          <table:table-cell office:value-type="float" office:value="0.336513" calcext:value-type="float">
            <text:p>0.336513</text:p>
          </table:table-cell>
          <table:table-cell table:formula="of:=-2*[.A26]+3*[.B26]" office:value-type="float" office:value="-0.030729" calcext:value-type="float">
            <text:p>-0.030729</text:p>
          </table:table-cell>
        </table:table-row>
        <table:table-row table:style-name="ro1">
          <table:table-cell office:value-type="float" office:value="0.523339" calcext:value-type="float">
            <text:p>0.523339</text:p>
          </table:table-cell>
          <table:table-cell office:value-type="float" office:value="0.339269" calcext:value-type="float">
            <text:p>0.339269</text:p>
          </table:table-cell>
          <table:table-cell table:formula="of:=-2*[.A27]+3*[.B27]" office:value-type="float" office:value="-0.0288710000000001" calcext:value-type="float">
            <text:p>-0.0288710000000001</text:p>
          </table:table-cell>
        </table:table-row>
        <table:table-row table:style-name="ro1">
          <table:table-cell office:value-type="float" office:value="0.526459" calcext:value-type="float">
            <text:p>0.526459</text:p>
          </table:table-cell>
          <table:table-cell office:value-type="float" office:value="0.341914" calcext:value-type="float">
            <text:p>0.341914</text:p>
          </table:table-cell>
          <table:table-cell table:formula="of:=-2*[.A28]+3*[.B28]" office:value-type="float" office:value="-0.0271760000000001" calcext:value-type="float">
            <text:p>-0.0271760000000001</text:p>
          </table:table-cell>
        </table:table-row>
        <table:table-row table:style-name="ro1">
          <table:table-cell office:value-type="float" office:value="0.529498" calcext:value-type="float">
            <text:p>0.529498</text:p>
          </table:table-cell>
          <table:table-cell office:value-type="float" office:value="0.344459" calcext:value-type="float">
            <text:p>0.344459</text:p>
          </table:table-cell>
          <table:table-cell table:formula="of:=-2*[.A29]+3*[.B29]" office:value-type="float" office:value="-0.0256190000000001" calcext:value-type="float">
            <text:p>-0.0256190000000001</text:p>
          </table:table-cell>
        </table:table-row>
        <table:table-row table:style-name="ro1">
          <table:table-cell office:value-type="float" office:value="0.532463" calcext:value-type="float">
            <text:p>0.532463</text:p>
          </table:table-cell>
          <table:table-cell office:value-type="float" office:value="0.346912" calcext:value-type="float">
            <text:p>0.346912</text:p>
          </table:table-cell>
          <table:table-cell table:formula="of:=-2*[.A30]+3*[.B30]" office:value-type="float" office:value="-0.0241900000000002" calcext:value-type="float">
            <text:p>-0.0241900000000002</text:p>
          </table:table-cell>
        </table:table-row>
        <table:table-row table:style-name="ro1">
          <table:table-cell office:value-type="float" office:value="0.535358" calcext:value-type="float">
            <text:p>0.535358</text:p>
          </table:table-cell>
          <table:table-cell office:value-type="float" office:value="0.349282" calcext:value-type="float">
            <text:p>0.349282</text:p>
          </table:table-cell>
          <table:table-cell table:formula="of:=-2*[.A31]+3*[.B31]" office:value-type="float" office:value="-0.0228700000000002" calcext:value-type="float">
            <text:p>-0.0228700000000002</text:p>
          </table:table-cell>
        </table:table-row>
        <table:table-row table:style-name="ro1">
          <table:table-cell office:value-type="float" office:value="0.538189" calcext:value-type="float">
            <text:p>0.538189</text:p>
          </table:table-cell>
          <table:table-cell office:value-type="float" office:value="0.351575" calcext:value-type="float">
            <text:p>0.351575</text:p>
          </table:table-cell>
          <table:table-cell table:formula="of:=-2*[.A32]+3*[.B32]" office:value-type="float" office:value="-0.0216529999999999" calcext:value-type="float">
            <text:p>-0.0216529999999999</text:p>
          </table:table-cell>
        </table:table-row>
        <table:table-row table:style-name="ro1">
          <table:table-cell office:value-type="float" office:value="0.540961" calcext:value-type="float">
            <text:p>0.540961</text:p>
          </table:table-cell>
          <table:table-cell office:value-type="float" office:value="0.353795" calcext:value-type="float">
            <text:p>0.353795</text:p>
          </table:table-cell>
          <table:table-cell table:formula="of:=-2*[.A33]+3*[.B33]" office:value-type="float" office:value="-0.020537" calcext:value-type="float">
            <text:p>-0.020537</text:p>
          </table:table-cell>
        </table:table-row>
        <table:table-row table:style-name="ro1">
          <table:table-cell office:value-type="float" office:value="0.543675" calcext:value-type="float">
            <text:p>0.543675</text:p>
          </table:table-cell>
          <table:table-cell office:value-type="float" office:value="0.35595" calcext:value-type="float">
            <text:p>0.35595</text:p>
          </table:table-cell>
          <table:table-cell table:formula="of:=-2*[.A34]+3*[.B34]" office:value-type="float" office:value="-0.0195000000000001" calcext:value-type="float">
            <text:p>-0.0195000000000001</text:p>
          </table:table-cell>
        </table:table-row>
        <table:table-row table:style-name="ro1">
          <table:table-cell office:value-type="float" office:value="0.546336" calcext:value-type="float">
            <text:p>0.546336</text:p>
          </table:table-cell>
          <table:table-cell office:value-type="float" office:value="0.358042" calcext:value-type="float">
            <text:p>0.358042</text:p>
          </table:table-cell>
          <table:table-cell table:formula="of:=-2*[.A35]+3*[.B35]" office:value-type="float" office:value="-0.018546" calcext:value-type="float">
            <text:p>-0.018546</text:p>
          </table:table-cell>
        </table:table-row>
        <table:table-row table:style-name="ro1">
          <table:table-cell office:value-type="float" office:value="0.548945" calcext:value-type="float">
            <text:p>0.548945</text:p>
          </table:table-cell>
          <table:table-cell office:value-type="float" office:value="0.360078" calcext:value-type="float">
            <text:p>0.360078</text:p>
          </table:table-cell>
          <table:table-cell table:formula="of:=-2*[.A36]+3*[.B36]" office:value-type="float" office:value="-0.0176560000000001" calcext:value-type="float">
            <text:p>-0.0176560000000001</text:p>
          </table:table-cell>
        </table:table-row>
        <table:table-row table:style-name="ro1">
          <table:table-cell office:value-type="float" office:value="0.551504" calcext:value-type="float">
            <text:p>0.551504</text:p>
          </table:table-cell>
          <table:table-cell office:value-type="float" office:value="0.36206" calcext:value-type="float">
            <text:p>0.36206</text:p>
          </table:table-cell>
          <table:table-cell table:formula="of:=-2*[.A37]+3*[.B37]" office:value-type="float" office:value="-0.0168280000000001" calcext:value-type="float">
            <text:p>-0.0168280000000001</text:p>
          </table:table-cell>
        </table:table-row>
        <table:table-row table:style-name="ro1">
          <table:table-cell office:value-type="float" office:value="0.554016" calcext:value-type="float">
            <text:p>0.554016</text:p>
          </table:table-cell>
          <table:table-cell office:value-type="float" office:value="0.363992" calcext:value-type="float">
            <text:p>0.363992</text:p>
          </table:table-cell>
          <table:table-cell table:formula="of:=-2*[.A38]+3*[.B38]" office:value-type="float" office:value="-0.0160560000000001" calcext:value-type="float">
            <text:p>-0.0160560000000001</text:p>
          </table:table-cell>
        </table:table-row>
        <table:table-row table:style-name="ro1">
          <table:table-cell office:value-type="float" office:value="0.556483" calcext:value-type="float">
            <text:p>0.556483</text:p>
          </table:table-cell>
          <table:table-cell office:value-type="float" office:value="0.365879" calcext:value-type="float">
            <text:p>0.365879</text:p>
          </table:table-cell>
          <table:table-cell table:formula="of:=-2*[.A39]+3*[.B39]" office:value-type="float" office:value="-0.0153289999999999" calcext:value-type="float">
            <text:p>-0.0153289999999999</text:p>
          </table:table-cell>
        </table:table-row>
        <table:table-row table:style-name="ro1">
          <table:table-cell office:value-type="float" office:value="0.558909" calcext:value-type="float">
            <text:p>0.558909</text:p>
          </table:table-cell>
          <table:table-cell office:value-type="float" office:value="0.367723" calcext:value-type="float">
            <text:p>0.367723</text:p>
          </table:table-cell>
          <table:table-cell table:formula="of:=-2*[.A40]+3*[.B40]" office:value-type="float" office:value="-0.0146489999999999" calcext:value-type="float">
            <text:p>-0.0146489999999999</text:p>
          </table:table-cell>
        </table:table-row>
        <table:table-row table:style-name="ro1">
          <table:table-cell office:value-type="float" office:value="0.561296" calcext:value-type="float">
            <text:p>0.561296</text:p>
          </table:table-cell>
          <table:table-cell office:value-type="float" office:value="0.369526" calcext:value-type="float">
            <text:p>0.369526</text:p>
          </table:table-cell>
          <table:table-cell table:formula="of:=-2*[.A41]+3*[.B41]" office:value-type="float" office:value="-0.014014" calcext:value-type="float">
            <text:p>-0.014014</text:p>
          </table:table-cell>
        </table:table-row>
        <table:table-row table:style-name="ro1">
          <table:table-cell office:value-type="float" office:value="0.563646" calcext:value-type="float">
            <text:p>0.563646</text:p>
          </table:table-cell>
          <table:table-cell office:value-type="float" office:value="0.371291" calcext:value-type="float">
            <text:p>0.371291</text:p>
          </table:table-cell>
          <table:table-cell table:formula="of:=-2*[.A42]+3*[.B42]" office:value-type="float" office:value="-0.0134190000000001" calcext:value-type="float">
            <text:p>-0.0134190000000001</text:p>
          </table:table-cell>
        </table:table-row>
        <table:table-row table:style-name="ro1">
          <table:table-cell office:value-type="float" office:value="0.56596" calcext:value-type="float">
            <text:p>0.56596</text:p>
          </table:table-cell>
          <table:table-cell office:value-type="float" office:value="0.373021" calcext:value-type="float">
            <text:p>0.373021</text:p>
          </table:table-cell>
          <table:table-cell table:formula="of:=-2*[.A43]+3*[.B43]" office:value-type="float" office:value="-0.0128570000000001" calcext:value-type="float">
            <text:p>-0.0128570000000001</text:p>
          </table:table-cell>
        </table:table-row>
        <table:table-row table:style-name="ro1">
          <table:table-cell office:value-type="float" office:value="0.568243" calcext:value-type="float">
            <text:p>0.568243</text:p>
          </table:table-cell>
          <table:table-cell office:value-type="float" office:value="0.374717" calcext:value-type="float">
            <text:p>0.374717</text:p>
          </table:table-cell>
          <table:table-cell table:formula="of:=-2*[.A44]+3*[.B44]" office:value-type="float" office:value="-0.012335" calcext:value-type="float">
            <text:p>-0.012335</text:p>
          </table:table-cell>
        </table:table-row>
        <table:table-row table:style-name="ro1">
          <table:table-cell office:value-type="float" office:value="0.570493" calcext:value-type="float">
            <text:p>0.570493</text:p>
          </table:table-cell>
          <table:table-cell office:value-type="float" office:value="0.376382" calcext:value-type="float">
            <text:p>0.376382</text:p>
          </table:table-cell>
          <table:table-cell table:formula="of:=-2*[.A45]+3*[.B45]" office:value-type="float" office:value="-0.0118400000000001" calcext:value-type="float">
            <text:p>-0.0118400000000001</text:p>
          </table:table-cell>
        </table:table-row>
        <table:table-row table:style-name="ro1">
          <table:table-cell office:value-type="float" office:value="0.572712" calcext:value-type="float">
            <text:p>0.572712</text:p>
          </table:table-cell>
          <table:table-cell office:value-type="float" office:value="0.378017" calcext:value-type="float">
            <text:p>0.378017</text:p>
          </table:table-cell>
          <table:table-cell table:formula="of:=-2*[.A46]+3*[.B46]" office:value-type="float" office:value="-0.0113730000000001" calcext:value-type="float">
            <text:p>-0.0113730000000001</text:p>
          </table:table-cell>
        </table:table-row>
        <table:table-row table:style-name="ro1">
          <table:table-cell office:value-type="float" office:value="0.574901" calcext:value-type="float">
            <text:p>0.574901</text:p>
          </table:table-cell>
          <table:table-cell office:value-type="float" office:value="0.379623" calcext:value-type="float">
            <text:p>0.379623</text:p>
          </table:table-cell>
          <table:table-cell table:formula="of:=-2*[.A47]+3*[.B47]" office:value-type="float" office:value="-0.0109330000000001" calcext:value-type="float">
            <text:p>-0.0109330000000001</text:p>
          </table:table-cell>
        </table:table-row>
        <table:table-row table:style-name="ro1">
          <table:table-cell office:value-type="float" office:value="0.577062" calcext:value-type="float">
            <text:p>0.577062</text:p>
          </table:table-cell>
          <table:table-cell office:value-type="float" office:value="0.381203" calcext:value-type="float">
            <text:p>0.381203</text:p>
          </table:table-cell>
          <table:table-cell table:formula="of:=-2*[.A48]+3*[.B48]" office:value-type="float" office:value="-0.0105149999999998" calcext:value-type="float">
            <text:p>-0.0105149999999998</text:p>
          </table:table-cell>
        </table:table-row>
        <table:table-row table:style-name="ro1">
          <table:table-cell office:value-type="float" office:value="0.579195" calcext:value-type="float">
            <text:p>0.579195</text:p>
          </table:table-cell>
          <table:table-cell office:value-type="float" office:value="0.382757" calcext:value-type="float">
            <text:p>0.382757</text:p>
          </table:table-cell>
          <table:table-cell table:formula="of:=-2*[.A49]+3*[.B49]" office:value-type="float" office:value="-0.010119" calcext:value-type="float">
            <text:p>-0.010119</text:p>
          </table:table-cell>
        </table:table-row>
        <table:table-row table:style-name="ro1">
          <table:table-cell office:value-type="float" office:value="0.581303" calcext:value-type="float">
            <text:p>0.581303</text:p>
          </table:table-cell>
          <table:table-cell office:value-type="float" office:value="0.384288" calcext:value-type="float">
            <text:p>0.384288</text:p>
          </table:table-cell>
          <table:table-cell table:formula="of:=-2*[.A50]+3*[.B50]" office:value-type="float" office:value="-0.00974199999999992" calcext:value-type="float">
            <text:p>-0.00974199999999992</text:p>
          </table:table-cell>
        </table:table-row>
        <table:table-row table:style-name="ro1">
          <table:table-cell office:value-type="float" office:value="0.583388" calcext:value-type="float">
            <text:p>0.583388</text:p>
          </table:table-cell>
          <table:table-cell office:value-type="float" office:value="0.385795" calcext:value-type="float">
            <text:p>0.385795</text:p>
          </table:table-cell>
          <table:table-cell table:formula="of:=-2*[.A51]+3*[.B51]" office:value-type="float" office:value="-0.00939099999999993" calcext:value-type="float">
            <text:p>-0.00939099999999993</text:p>
          </table:table-cell>
        </table:table-row>
        <table:table-row table:style-name="ro1">
          <table:table-cell office:value-type="float" office:value="0.58545" calcext:value-type="float">
            <text:p>0.58545</text:p>
          </table:table-cell>
          <table:table-cell office:value-type="float" office:value="0.38728" calcext:value-type="float">
            <text:p>0.38728</text:p>
          </table:table-cell>
          <table:table-cell table:formula="of:=-2*[.A52]+3*[.B52]" office:value-type="float" office:value="-0.00906000000000007" calcext:value-type="float">
            <text:p>-0.00906000000000007</text:p>
          </table:table-cell>
        </table:table-row>
        <table:table-row table:style-name="ro1">
          <table:table-cell office:value-type="float" office:value="0.587488" calcext:value-type="float">
            <text:p>0.587488</text:p>
          </table:table-cell>
          <table:table-cell office:value-type="float" office:value="0.388745" calcext:value-type="float">
            <text:p>0.388745</text:p>
          </table:table-cell>
          <table:table-cell table:formula="of:=-2*[.A53]+3*[.B53]" office:value-type="float" office:value="-0.00874100000000011" calcext:value-type="float">
            <text:p>-0.00874100000000011</text:p>
          </table:table-cell>
        </table:table-row>
        <table:table-row table:style-name="ro1">
          <table:table-cell office:value-type="float" office:value="0.589504" calcext:value-type="float">
            <text:p>0.589504</text:p>
          </table:table-cell>
          <table:table-cell office:value-type="float" office:value="0.39019" calcext:value-type="float">
            <text:p>0.39019</text:p>
          </table:table-cell>
          <table:table-cell table:formula="of:=-2*[.A54]+3*[.B54]" office:value-type="float" office:value="-0.00843800000000017" calcext:value-type="float">
            <text:p>-0.00843800000000017</text:p>
          </table:table-cell>
        </table:table-row>
        <table:table-row table:style-name="ro1">
          <table:table-cell office:value-type="float" office:value="0.591499" calcext:value-type="float">
            <text:p>0.591499</text:p>
          </table:table-cell>
          <table:table-cell office:value-type="float" office:value="0.391618" calcext:value-type="float">
            <text:p>0.391618</text:p>
          </table:table-cell>
          <table:table-cell table:formula="of:=-2*[.A55]+3*[.B55]" office:value-type="float" office:value="-0.00814399999999993" calcext:value-type="float">
            <text:p>-0.00814399999999993</text:p>
          </table:table-cell>
        </table:table-row>
        <table:table-row table:style-name="ro1">
          <table:table-cell office:value-type="float" office:value="0.593475" calcext:value-type="float">
            <text:p>0.593475</text:p>
          </table:table-cell>
          <table:table-cell office:value-type="float" office:value="0.393027" calcext:value-type="float">
            <text:p>0.393027</text:p>
          </table:table-cell>
          <table:table-cell table:formula="of:=-2*[.A56]+3*[.B56]" office:value-type="float" office:value="-0.0078689999999999" calcext:value-type="float">
            <text:p>-0.0078689999999999</text:p>
          </table:table-cell>
        </table:table-row>
        <table:table-row table:style-name="ro1">
          <table:table-cell office:value-type="float" office:value="0.595432" calcext:value-type="float">
            <text:p>0.595432</text:p>
          </table:table-cell>
          <table:table-cell office:value-type="float" office:value="0.394419" calcext:value-type="float">
            <text:p>0.394419</text:p>
          </table:table-cell>
          <table:table-cell table:formula="of:=-2*[.A57]+3*[.B57]" office:value-type="float" office:value="-0.00760699999999992" calcext:value-type="float">
            <text:p>-0.00760699999999992</text:p>
          </table:table-cell>
        </table:table-row>
        <table:table-row table:style-name="ro1">
          <table:table-cell office:value-type="float" office:value="0.597372" calcext:value-type="float">
            <text:p>0.597372</text:p>
          </table:table-cell>
          <table:table-cell office:value-type="float" office:value="0.395795" calcext:value-type="float">
            <text:p>0.395795</text:p>
          </table:table-cell>
          <table:table-cell table:formula="of:=-2*[.A58]+3*[.B58]" office:value-type="float" office:value="-0.00735900000000012" calcext:value-type="float">
            <text:p>-0.00735900000000012</text:p>
          </table:table-cell>
        </table:table-row>
        <table:table-row table:style-name="ro1">
          <table:table-cell office:value-type="float" office:value="0.599294" calcext:value-type="float">
            <text:p>0.599294</text:p>
          </table:table-cell>
          <table:table-cell office:value-type="float" office:value="0.397156" calcext:value-type="float">
            <text:p>0.397156</text:p>
          </table:table-cell>
          <table:table-cell table:formula="of:=-2*[.A59]+3*[.B59]" office:value-type="float" office:value="-0.00712000000000002" calcext:value-type="float">
            <text:p>-0.00712000000000002</text:p>
          </table:table-cell>
        </table:table-row>
        <table:table-row table:style-name="ro1">
          <table:table-cell office:value-type="float" office:value="0.6012" calcext:value-type="float">
            <text:p>0.6012</text:p>
          </table:table-cell>
          <table:table-cell office:value-type="float" office:value="0.398502" calcext:value-type="float">
            <text:p>0.398502</text:p>
          </table:table-cell>
          <table:table-cell table:formula="of:=-2*[.A60]+3*[.B60]" office:value-type="float" office:value="-0.00689399999999996" calcext:value-type="float">
            <text:p>-0.00689399999999996</text:p>
          </table:table-cell>
        </table:table-row>
        <table:table-row table:style-name="ro1">
          <table:table-cell office:value-type="float" office:value="0.603089" calcext:value-type="float">
            <text:p>0.603089</text:p>
          </table:table-cell>
          <table:table-cell office:value-type="float" office:value="0.399833" calcext:value-type="float">
            <text:p>0.399833</text:p>
          </table:table-cell>
          <table:table-cell table:formula="of:=-2*[.A61]+3*[.B61]" office:value-type="float" office:value="-0.0066790000000001" calcext:value-type="float">
            <text:p>-0.0066790000000001</text:p>
          </table:table-cell>
        </table:table-row>
        <table:table-row table:style-name="ro1">
          <table:table-cell office:value-type="float" office:value="0.604962" calcext:value-type="float">
            <text:p>0.604962</text:p>
          </table:table-cell>
          <table:table-cell office:value-type="float" office:value="0.401151" calcext:value-type="float">
            <text:p>0.401151</text:p>
          </table:table-cell>
          <table:table-cell table:formula="of:=-2*[.A62]+3*[.B62]" office:value-type="float" office:value="-0.00647100000000012" calcext:value-type="float">
            <text:p>-0.00647100000000012</text:p>
          </table:table-cell>
        </table:table-row>
        <table:table-row table:style-name="ro1">
          <table:table-cell office:value-type="float" office:value="0.606821" calcext:value-type="float">
            <text:p>0.606821</text:p>
          </table:table-cell>
          <table:table-cell office:value-type="float" office:value="0.402457" calcext:value-type="float">
            <text:p>0.402457</text:p>
          </table:table-cell>
          <table:table-cell table:formula="of:=-2*[.A63]+3*[.B63]" office:value-type="float" office:value="-0.00627100000000014" calcext:value-type="float">
            <text:p>-0.00627100000000014</text:p>
          </table:table-cell>
        </table:table-row>
        <table:table-row table:style-name="ro1">
          <table:table-cell office:value-type="float" office:value="0.608665" calcext:value-type="float">
            <text:p>0.608665</text:p>
          </table:table-cell>
          <table:table-cell office:value-type="float" office:value="0.40375" calcext:value-type="float">
            <text:p>0.40375</text:p>
          </table:table-cell>
          <table:table-cell table:formula="of:=-2*[.A64]+3*[.B64]" office:value-type="float" office:value="-0.00608000000000009" calcext:value-type="float">
            <text:p>-0.00608000000000009</text:p>
          </table:table-cell>
        </table:table-row>
        <table:table-row table:style-name="ro1">
          <table:table-cell office:value-type="float" office:value="0.610495" calcext:value-type="float">
            <text:p>0.610495</text:p>
          </table:table-cell>
          <table:table-cell office:value-type="float" office:value="0.405031" calcext:value-type="float">
            <text:p>0.405031</text:p>
          </table:table-cell>
          <table:table-cell table:formula="of:=-2*[.A65]+3*[.B65]" office:value-type="float" office:value="-0.00589700000000004" calcext:value-type="float">
            <text:p>-0.00589700000000004</text:p>
          </table:table-cell>
        </table:table-row>
        <table:table-row table:style-name="ro1">
          <table:table-cell office:value-type="float" office:value="0.612313" calcext:value-type="float">
            <text:p>0.612313</text:p>
          </table:table-cell>
          <table:table-cell office:value-type="float" office:value="0.406302" calcext:value-type="float">
            <text:p>0.406302</text:p>
          </table:table-cell>
          <table:table-cell table:formula="of:=-2*[.A66]+3*[.B66]" office:value-type="float" office:value="-0.00571999999999995" calcext:value-type="float">
            <text:p>-0.00571999999999995</text:p>
          </table:table-cell>
        </table:table-row>
        <table:table-row table:style-name="ro1">
          <table:table-cell office:value-type="float" office:value="0.614119" calcext:value-type="float">
            <text:p>0.614119</text:p>
          </table:table-cell>
          <table:table-cell office:value-type="float" office:value="0.407561" calcext:value-type="float">
            <text:p>0.407561</text:p>
          </table:table-cell>
          <table:table-cell table:formula="of:=-2*[.A67]+3*[.B67]" office:value-type="float" office:value="-0.00555499999999998" calcext:value-type="float">
            <text:p>-0.00555499999999998</text:p>
          </table:table-cell>
        </table:table-row>
        <table:table-row table:style-name="ro1">
          <table:table-cell office:value-type="float" office:value="0.615912" calcext:value-type="float">
            <text:p>0.615912</text:p>
          </table:table-cell>
          <table:table-cell office:value-type="float" office:value="0.40881" calcext:value-type="float">
            <text:p>0.40881</text:p>
          </table:table-cell>
          <table:table-cell table:formula="of:=-2*[.A68]+3*[.B68]" office:value-type="float" office:value="-0.0053939999999999" calcext:value-type="float">
            <text:p>-0.0053939999999999</text:p>
          </table:table-cell>
        </table:table-row>
        <table:table-row table:style-name="ro1">
          <table:table-cell office:value-type="float" office:value="0.617694" calcext:value-type="float">
            <text:p>0.617694</text:p>
          </table:table-cell>
          <table:table-cell office:value-type="float" office:value="0.41005" calcext:value-type="float">
            <text:p>0.41005</text:p>
          </table:table-cell>
          <table:table-cell table:formula="of:=-2*[.A69]+3*[.B69]" office:value-type="float" office:value="-0.00523799999999985" calcext:value-type="float">
            <text:p>-0.00523799999999985</text:p>
          </table:table-cell>
        </table:table-row>
        <table:table-row table:style-name="ro1">
          <table:table-cell office:value-type="float" office:value="0.619465" calcext:value-type="float">
            <text:p>0.619465</text:p>
          </table:table-cell>
          <table:table-cell office:value-type="float" office:value="0.41128" calcext:value-type="float">
            <text:p>0.41128</text:p>
          </table:table-cell>
          <table:table-cell table:formula="of:=-2*[.A70]+3*[.B70]" office:value-type="float" office:value="-0.00509000000000026" calcext:value-type="float">
            <text:p>-0.00509000000000026</text:p>
          </table:table-cell>
        </table:table-row>
        <table:table-row table:style-name="ro1">
          <table:table-cell office:value-type="float" office:value="0.621225" calcext:value-type="float">
            <text:p>0.621225</text:p>
          </table:table-cell>
          <table:table-cell office:value-type="float" office:value="0.4125" calcext:value-type="float">
            <text:p>0.4125</text:p>
          </table:table-cell>
          <table:table-cell table:formula="of:=-2*[.A71]+3*[.B71]" office:value-type="float" office:value="-0.00495000000000023" calcext:value-type="float">
            <text:p>-0.00495000000000023</text:p>
          </table:table-cell>
        </table:table-row>
        <table:table-row table:style-name="ro1">
          <table:table-cell office:value-type="float" office:value="0.622973" calcext:value-type="float">
            <text:p>0.622973</text:p>
          </table:table-cell>
          <table:table-cell office:value-type="float" office:value="0.413712" calcext:value-type="float">
            <text:p>0.413712</text:p>
          </table:table-cell>
          <table:table-cell table:formula="of:=-2*[.A72]+3*[.B72]" office:value-type="float" office:value="-0.00480999999999998" calcext:value-type="float">
            <text:p>-0.00480999999999998</text:p>
          </table:table-cell>
        </table:table-row>
        <table:table-row table:style-name="ro1">
          <table:table-cell office:value-type="float" office:value="0.624713" calcext:value-type="float">
            <text:p>0.624713</text:p>
          </table:table-cell>
          <table:table-cell office:value-type="float" office:value="0.414916" calcext:value-type="float">
            <text:p>0.414916</text:p>
          </table:table-cell>
          <table:table-cell table:formula="of:=-2*[.A73]+3*[.B73]" office:value-type="float" office:value="-0.00467799999999996" calcext:value-type="float">
            <text:p>-0.00467799999999996</text:p>
          </table:table-cell>
        </table:table-row>
        <table:table-row table:style-name="ro1">
          <table:table-cell office:value-type="float" office:value="0.626443" calcext:value-type="float">
            <text:p>0.626443</text:p>
          </table:table-cell>
          <table:table-cell office:value-type="float" office:value="0.416111" calcext:value-type="float">
            <text:p>0.416111</text:p>
          </table:table-cell>
          <table:table-cell table:formula="of:=-2*[.A74]+3*[.B74]" office:value-type="float" office:value="-0.00455299999999981" calcext:value-type="float">
            <text:p>-0.00455299999999981</text:p>
          </table:table-cell>
        </table:table-row>
        <table:table-row table:style-name="ro1">
          <table:table-cell office:value-type="float" office:value="0.628164" calcext:value-type="float">
            <text:p>0.628164</text:p>
          </table:table-cell>
          <table:table-cell office:value-type="float" office:value="0.417299" calcext:value-type="float">
            <text:p>0.417299</text:p>
          </table:table-cell>
          <table:table-cell table:formula="of:=-2*[.A75]+3*[.B75]" office:value-type="float" office:value="-0.00443099999999985" calcext:value-type="float">
            <text:p>-0.00443099999999985</text:p>
          </table:table-cell>
        </table:table-row>
        <table:table-row table:style-name="ro1">
          <table:table-cell office:value-type="float" office:value="0.629876" calcext:value-type="float">
            <text:p>0.629876</text:p>
          </table:table-cell>
          <table:table-cell office:value-type="float" office:value="0.41848" calcext:value-type="float">
            <text:p>0.41848</text:p>
          </table:table-cell>
          <table:table-cell table:formula="of:=-2*[.A76]+3*[.B76]" office:value-type="float" office:value="-0.00431199999999987" calcext:value-type="float">
            <text:p>-0.00431199999999987</text:p>
          </table:table-cell>
        </table:table-row>
        <table:table-row table:style-name="ro1">
          <table:table-cell office:value-type="float" office:value="0.631579" calcext:value-type="float">
            <text:p>0.631579</text:p>
          </table:table-cell>
          <table:table-cell office:value-type="float" office:value="0.419654" calcext:value-type="float">
            <text:p>0.419654</text:p>
          </table:table-cell>
          <table:table-cell table:formula="of:=-2*[.A77]+3*[.B77]" office:value-type="float" office:value="-0.00419599999999987" calcext:value-type="float">
            <text:p>-0.00419599999999987</text:p>
          </table:table-cell>
        </table:table-row>
        <table:table-row table:style-name="ro1">
          <table:table-cell office:value-type="float" office:value="0.633274" calcext:value-type="float">
            <text:p>0.633274</text:p>
          </table:table-cell>
          <table:table-cell office:value-type="float" office:value="0.420821" calcext:value-type="float">
            <text:p>0.420821</text:p>
          </table:table-cell>
          <table:table-cell table:formula="of:=-2*[.A78]+3*[.B78]" office:value-type="float" office:value="-0.00408500000000012" calcext:value-type="float">
            <text:p>-0.00408500000000012</text:p>
          </table:table-cell>
        </table:table-row>
        <table:table-row table:style-name="ro1">
          <table:table-cell office:value-type="float" office:value="0.634962" calcext:value-type="float">
            <text:p>0.634962</text:p>
          </table:table-cell>
          <table:table-cell office:value-type="float" office:value="0.421981" calcext:value-type="float">
            <text:p>0.421981</text:p>
          </table:table-cell>
          <table:table-cell table:formula="of:=-2*[.A79]+3*[.B79]" office:value-type="float" office:value="-0.00398100000000001" calcext:value-type="float">
            <text:p>-0.00398100000000001</text:p>
          </table:table-cell>
        </table:table-row>
        <table:table-row table:style-name="ro1">
          <table:table-cell office:value-type="float" office:value="0.636643" calcext:value-type="float">
            <text:p>0.636643</text:p>
          </table:table-cell>
          <table:table-cell office:value-type="float" office:value="0.423136" calcext:value-type="float">
            <text:p>0.423136</text:p>
          </table:table-cell>
          <table:table-cell table:formula="of:=-2*[.A80]+3*[.B80]" office:value-type="float" office:value="-0.00387799999999983" calcext:value-type="float">
            <text:p>-0.00387799999999983</text:p>
          </table:table-cell>
        </table:table-row>
        <table:table-row table:style-name="ro1">
          <table:table-cell office:value-type="float" office:value="0.638316" calcext:value-type="float">
            <text:p>0.638316</text:p>
          </table:table-cell>
          <table:table-cell office:value-type="float" office:value="0.424284" calcext:value-type="float">
            <text:p>0.424284</text:p>
          </table:table-cell>
          <table:table-cell table:formula="of:=-2*[.A81]+3*[.B81]" office:value-type="float" office:value="-0.00378000000000012" calcext:value-type="float">
            <text:p>-0.00378000000000012</text:p>
          </table:table-cell>
        </table:table-row>
        <table:table-row table:style-name="ro1">
          <table:table-cell office:value-type="float" office:value="0.639983" calcext:value-type="float">
            <text:p>0.639983</text:p>
          </table:table-cell>
          <table:table-cell office:value-type="float" office:value="0.425427" calcext:value-type="float">
            <text:p>0.425427</text:p>
          </table:table-cell>
          <table:table-cell table:formula="of:=-2*[.A82]+3*[.B82]" office:value-type="float" office:value="-0.00368499999999994" calcext:value-type="float">
            <text:p>-0.00368499999999994</text:p>
          </table:table-cell>
        </table:table-row>
        <table:table-row table:style-name="ro1">
          <table:table-cell office:value-type="float" office:value="0.641643" calcext:value-type="float">
            <text:p>0.641643</text:p>
          </table:table-cell>
          <table:table-cell office:value-type="float" office:value="0.426564" calcext:value-type="float">
            <text:p>0.426564</text:p>
          </table:table-cell>
          <table:table-cell table:formula="of:=-2*[.A83]+3*[.B83]" office:value-type="float" office:value="-0.00359399999999988" calcext:value-type="float">
            <text:p>-0.00359399999999988</text:p>
          </table:table-cell>
        </table:table-row>
        <table:table-row table:style-name="ro1">
          <table:table-cell office:value-type="float" office:value="0.643297" calcext:value-type="float">
            <text:p>0.643297</text:p>
          </table:table-cell>
          <table:table-cell office:value-type="float" office:value="0.427696" calcext:value-type="float">
            <text:p>0.427696</text:p>
          </table:table-cell>
          <table:table-cell table:formula="of:=-2*[.A84]+3*[.B84]" office:value-type="float" office:value="-0.00350600000000001" calcext:value-type="float">
            <text:p>-0.00350600000000001</text:p>
          </table:table-cell>
        </table:table-row>
        <table:table-row table:style-name="ro1">
          <table:table-cell office:value-type="float" office:value="0.644945" calcext:value-type="float">
            <text:p>0.644945</text:p>
          </table:table-cell>
          <table:table-cell office:value-type="float" office:value="0.428823" calcext:value-type="float">
            <text:p>0.428823</text:p>
          </table:table-cell>
          <table:table-cell table:formula="of:=-2*[.A85]+3*[.B85]" office:value-type="float" office:value="-0.0034209999999999" calcext:value-type="float">
            <text:p>-0.0034209999999999</text:p>
          </table:table-cell>
        </table:table-row>
        <table:table-row table:style-name="ro1">
          <table:table-cell office:value-type="float" office:value="0.646587" calcext:value-type="float">
            <text:p>0.646587</text:p>
          </table:table-cell>
          <table:table-cell office:value-type="float" office:value="0.429946" calcext:value-type="float">
            <text:p>0.429946</text:p>
          </table:table-cell>
          <table:table-cell table:formula="of:=-2*[.A86]+3*[.B86]" office:value-type="float" office:value="-0.00333600000000001" calcext:value-type="float">
            <text:p>-0.00333600000000001</text:p>
          </table:table-cell>
        </table:table-row>
        <table:table-row table:style-name="ro1">
          <table:table-cell office:value-type="float" office:value="0.648224" calcext:value-type="float">
            <text:p>0.648224</text:p>
          </table:table-cell>
          <table:table-cell office:value-type="float" office:value="0.431064" calcext:value-type="float">
            <text:p>0.431064</text:p>
          </table:table-cell>
          <table:table-cell table:formula="of:=-2*[.A87]+3*[.B87]" office:value-type="float" office:value="-0.00325600000000015" calcext:value-type="float">
            <text:p>-0.00325600000000015</text:p>
          </table:table-cell>
        </table:table-row>
        <table:table-row table:style-name="ro1">
          <table:table-cell office:value-type="float" office:value="0.649855" calcext:value-type="float">
            <text:p>0.649855</text:p>
          </table:table-cell>
          <table:table-cell office:value-type="float" office:value="0.432178" calcext:value-type="float">
            <text:p>0.432178</text:p>
          </table:table-cell>
          <table:table-cell table:formula="of:=-2*[.A88]+3*[.B88]" office:value-type="float" office:value="-0.00317599999999985" calcext:value-type="float">
            <text:p>-0.00317599999999985</text:p>
          </table:table-cell>
        </table:table-row>
        <table:table-row table:style-name="ro1">
          <table:table-cell office:value-type="float" office:value="0.651482" calcext:value-type="float">
            <text:p>0.651482</text:p>
          </table:table-cell>
          <table:table-cell office:value-type="float" office:value="0.433288" calcext:value-type="float">
            <text:p>0.433288</text:p>
          </table:table-cell>
          <table:table-cell table:formula="of:=-2*[.A89]+3*[.B89]" office:value-type="float" office:value="-0.0031000000000001" calcext:value-type="float">
            <text:p>-0.0031000000000001</text:p>
          </table:table-cell>
        </table:table-row>
        <table:table-row table:style-name="ro1">
          <table:table-cell office:value-type="float" office:value="0.653104" calcext:value-type="float">
            <text:p>0.653104</text:p>
          </table:table-cell>
          <table:table-cell office:value-type="float" office:value="0.434394" calcext:value-type="float">
            <text:p>0.434394</text:p>
          </table:table-cell>
          <table:table-cell table:formula="of:=-2*[.A90]+3*[.B90]" office:value-type="float" office:value="-0.00302599999999997" calcext:value-type="float">
            <text:p>-0.00302599999999997</text:p>
          </table:table-cell>
        </table:table-row>
        <table:table-row table:style-name="ro1">
          <table:table-cell office:value-type="float" office:value="0.654722" calcext:value-type="float">
            <text:p>0.654722</text:p>
          </table:table-cell>
          <table:table-cell office:value-type="float" office:value="0.435496" calcext:value-type="float">
            <text:p>0.435496</text:p>
          </table:table-cell>
          <table:table-cell table:formula="of:=-2*[.A91]+3*[.B91]" office:value-type="float" office:value="-0.00295600000000018" calcext:value-type="float">
            <text:p>-0.00295600000000018</text:p>
          </table:table-cell>
        </table:table-row>
        <table:table-row table:style-name="ro1">
          <table:table-cell office:value-type="float" office:value="0.656336" calcext:value-type="float">
            <text:p>0.656336</text:p>
          </table:table-cell>
          <table:table-cell office:value-type="float" office:value="0.436594" calcext:value-type="float">
            <text:p>0.436594</text:p>
          </table:table-cell>
          <table:table-cell table:formula="of:=-2*[.A92]+3*[.B92]" office:value-type="float" office:value="-0.00289000000000006" calcext:value-type="float">
            <text:p>-0.00289000000000006</text:p>
          </table:table-cell>
        </table:table-row>
        <table:table-row table:style-name="ro1">
          <table:table-cell office:value-type="float" office:value="0.657946" calcext:value-type="float">
            <text:p>0.657946</text:p>
          </table:table-cell>
          <table:table-cell office:value-type="float" office:value="0.43769" calcext:value-type="float">
            <text:p>0.43769</text:p>
          </table:table-cell>
          <table:table-cell table:formula="of:=-2*[.A93]+3*[.B93]" office:value-type="float" office:value="-0.00282199999999988" calcext:value-type="float">
            <text:p>-0.00282199999999988</text:p>
          </table:table-cell>
        </table:table-row>
        <table:table-row table:style-name="ro1">
          <table:table-cell office:value-type="float" office:value="0.659551" calcext:value-type="float">
            <text:p>0.659551</text:p>
          </table:table-cell>
          <table:table-cell office:value-type="float" office:value="0.438782" calcext:value-type="float">
            <text:p>0.438782</text:p>
          </table:table-cell>
          <table:table-cell table:formula="of:=-2*[.A94]+3*[.B94]" office:value-type="float" office:value="-0.00275599999999998" calcext:value-type="float">
            <text:p>-0.00275599999999998</text:p>
          </table:table-cell>
        </table:table-row>
        <table:table-row table:style-name="ro1">
          <table:table-cell office:value-type="float" office:value="0.661154" calcext:value-type="float">
            <text:p>0.661154</text:p>
          </table:table-cell>
          <table:table-cell office:value-type="float" office:value="0.439871" calcext:value-type="float">
            <text:p>0.439871</text:p>
          </table:table-cell>
          <table:table-cell table:formula="of:=-2*[.A95]+3*[.B95]" office:value-type="float" office:value="-0.00269500000000011" calcext:value-type="float">
            <text:p>-0.00269500000000011</text:p>
          </table:table-cell>
        </table:table-row>
        <table:table-row table:style-name="ro1">
          <table:table-cell office:value-type="float" office:value="0.662752" calcext:value-type="float">
            <text:p>0.662752</text:p>
          </table:table-cell>
          <table:table-cell office:value-type="float" office:value="0.440957" calcext:value-type="float">
            <text:p>0.440957</text:p>
          </table:table-cell>
          <table:table-cell table:formula="of:=-2*[.A96]+3*[.B96]" office:value-type="float" office:value="-0.00263300000000011" calcext:value-type="float">
            <text:p>-0.00263300000000011</text:p>
          </table:table-cell>
        </table:table-row>
        <table:table-row table:style-name="ro1">
          <table:table-cell office:value-type="float" office:value="0.664348" calcext:value-type="float">
            <text:p>0.664348</text:p>
          </table:table-cell>
          <table:table-cell office:value-type="float" office:value="0.44204" calcext:value-type="float">
            <text:p>0.44204</text:p>
          </table:table-cell>
          <table:table-cell table:formula="of:=-2*[.A97]+3*[.B97]" office:value-type="float" office:value="-0.00257600000000013" calcext:value-type="float">
            <text:p>-0.00257600000000013</text:p>
          </table:table-cell>
        </table:table-row>
        <table:table-row table:style-name="ro1">
          <table:table-cell office:value-type="float" office:value="0.665941" calcext:value-type="float">
            <text:p>0.665941</text:p>
          </table:table-cell>
          <table:table-cell office:value-type="float" office:value="0.443121" calcext:value-type="float">
            <text:p>0.443121</text:p>
          </table:table-cell>
          <table:table-cell table:formula="of:=-2*[.A98]+3*[.B98]" office:value-type="float" office:value="-0.00251900000000016" calcext:value-type="float">
            <text:p>-0.00251900000000016</text:p>
          </table:table-cell>
        </table:table-row>
        <table:table-row table:style-name="ro1">
          <table:table-cell office:value-type="float" office:value="0.667531" calcext:value-type="float">
            <text:p>0.667531</text:p>
          </table:table-cell>
          <table:table-cell office:value-type="float" office:value="0.4442" calcext:value-type="float">
            <text:p>0.4442</text:p>
          </table:table-cell>
          <table:table-cell table:formula="of:=-2*[.A99]+3*[.B99]" office:value-type="float" office:value="-0.00246199999999996" calcext:value-type="float">
            <text:p>-0.00246199999999996</text:p>
          </table:table-cell>
        </table:table-row>
        <table:table-row table:style-name="ro1">
          <table:table-cell office:value-type="float" office:value="0.669119" calcext:value-type="float">
            <text:p>0.669119</text:p>
          </table:table-cell>
          <table:table-cell office:value-type="float" office:value="0.445277" calcext:value-type="float">
            <text:p>0.445277</text:p>
          </table:table-cell>
          <table:table-cell table:formula="of:=-2*[.A100]+3*[.B100]" office:value-type="float" office:value="-0.00240700000000005" calcext:value-type="float">
            <text:p>-0.00240700000000005</text:p>
          </table:table-cell>
        </table:table-row>
        <table:table-row table:style-name="ro1">
          <table:table-cell office:value-type="float" office:value="0.670704" calcext:value-type="float">
            <text:p>0.670704</text:p>
          </table:table-cell>
          <table:table-cell office:value-type="float" office:value="0.446351" calcext:value-type="float">
            <text:p>0.446351</text:p>
          </table:table-cell>
          <table:table-cell table:formula="of:=-2*[.A101]+3*[.B101]" office:value-type="float" office:value="-0.00235499999999989" calcext:value-type="float">
            <text:p>-0.00235499999999989</text:p>
          </table:table-cell>
        </table:table-row>
        <table:table-row table:style-name="ro1">
          <table:table-cell office:value-type="float" office:value="0.672287" calcext:value-type="float">
            <text:p>0.672287</text:p>
          </table:table-cell>
          <table:table-cell office:value-type="float" office:value="0.447424" calcext:value-type="float">
            <text:p>0.447424</text:p>
          </table:table-cell>
          <table:table-cell table:formula="of:=-2*[.A102]+3*[.B102]" office:value-type="float" office:value="-0.00230200000000003" calcext:value-type="float">
            <text:p>-0.00230200000000003</text:p>
          </table:table-cell>
        </table:table-row>
        <table:table-row table:style-name="ro1">
          <table:table-cell office:value-type="float" office:value="0.673869" calcext:value-type="float">
            <text:p>0.673869</text:p>
          </table:table-cell>
          <table:table-cell office:value-type="float" office:value="0.448495" calcext:value-type="float">
            <text:p>0.448495</text:p>
          </table:table-cell>
          <table:table-cell table:formula="of:=-2*[.A103]+3*[.B103]" office:value-type="float" office:value="-0.00225300000000006" calcext:value-type="float">
            <text:p>-0.00225300000000006</text:p>
          </table:table-cell>
        </table:table-row>
        <table:table-row table:style-name="ro1">
          <table:table-cell office:value-type="float" office:value="0.675448" calcext:value-type="float">
            <text:p>0.675448</text:p>
          </table:table-cell>
          <table:table-cell office:value-type="float" office:value="0.449564" calcext:value-type="float">
            <text:p>0.449564</text:p>
          </table:table-cell>
          <table:table-cell table:formula="of:=-2*[.A104]+3*[.B104]" office:value-type="float" office:value="-0.00220400000000009" calcext:value-type="float">
            <text:p>-0.00220400000000009</text:p>
          </table:table-cell>
        </table:table-row>
        <table:table-row table:style-name="ro1">
          <table:table-cell office:value-type="float" office:value="0.677026" calcext:value-type="float">
            <text:p>0.677026</text:p>
          </table:table-cell>
          <table:table-cell office:value-type="float" office:value="0.450632" calcext:value-type="float">
            <text:p>0.450632</text:p>
          </table:table-cell>
          <table:table-cell table:formula="of:=-2*[.A105]+3*[.B105]" office:value-type="float" office:value="-0.00215600000000005" calcext:value-type="float">
            <text:p>-0.00215600000000005</text:p>
          </table:table-cell>
        </table:table-row>
        <table:table-row table:style-name="ro1">
          <table:table-cell office:value-type="float" office:value="0.678603" calcext:value-type="float">
            <text:p>0.678603</text:p>
          </table:table-cell>
          <table:table-cell office:value-type="float" office:value="0.451698" calcext:value-type="float">
            <text:p>0.451698</text:p>
          </table:table-cell>
          <table:table-cell table:formula="of:=-2*[.A106]+3*[.B106]" office:value-type="float" office:value="-0.00211199999999989" calcext:value-type="float">
            <text:p>-0.00211199999999989</text:p>
          </table:table-cell>
        </table:table-row>
        <table:table-row table:style-name="ro1">
          <table:table-cell office:value-type="float" office:value="0.680178" calcext:value-type="float">
            <text:p>0.680178</text:p>
          </table:table-cell>
          <table:table-cell office:value-type="float" office:value="0.452763" calcext:value-type="float">
            <text:p>0.452763</text:p>
          </table:table-cell>
          <table:table-cell table:formula="of:=-2*[.A107]+3*[.B107]" office:value-type="float" office:value="-0.00206699999999982" calcext:value-type="float">
            <text:p>-0.00206699999999982</text:p>
          </table:table-cell>
        </table:table-row>
        <table:table-row table:style-name="ro1">
          <table:table-cell office:value-type="float" office:value="0.681753" calcext:value-type="float">
            <text:p>0.681753</text:p>
          </table:table-cell>
          <table:table-cell office:value-type="float" office:value="0.453827" calcext:value-type="float">
            <text:p>0.453827</text:p>
          </table:table-cell>
          <table:table-cell table:formula="of:=-2*[.A108]+3*[.B108]" office:value-type="float" office:value="-0.00202500000000017" calcext:value-type="float">
            <text:p>-0.00202500000000017</text:p>
          </table:table-cell>
        </table:table-row>
        <table:table-row table:style-name="ro1">
          <table:table-cell office:value-type="float" office:value="0.683326" calcext:value-type="float">
            <text:p>0.683326</text:p>
          </table:table-cell>
          <table:table-cell office:value-type="float" office:value="0.45489" calcext:value-type="float">
            <text:p>0.45489</text:p>
          </table:table-cell>
          <table:table-cell table:formula="of:=-2*[.A109]+3*[.B109]" office:value-type="float" office:value="-0.00198199999999993" calcext:value-type="float">
            <text:p>-0.00198199999999993</text:p>
          </table:table-cell>
        </table:table-row>
        <table:table-row table:style-name="ro1">
          <table:table-cell office:value-type="float" office:value="0.684899" calcext:value-type="float">
            <text:p>0.684899</text:p>
          </table:table-cell>
          <table:table-cell office:value-type="float" office:value="0.455953" calcext:value-type="float">
            <text:p>0.455953</text:p>
          </table:table-cell>
          <table:table-cell table:formula="of:=-2*[.A110]+3*[.B110]" office:value-type="float" office:value="-0.00193900000000014" calcext:value-type="float">
            <text:p>-0.00193900000000014</text:p>
          </table:table-cell>
        </table:table-row>
        <table:table-row table:style-name="ro1">
          <table:table-cell office:value-type="float" office:value="0.686471" calcext:value-type="float">
            <text:p>0.686471</text:p>
          </table:table-cell>
          <table:table-cell office:value-type="float" office:value="0.457014" calcext:value-type="float">
            <text:p>0.457014</text:p>
          </table:table-cell>
          <table:table-cell table:formula="of:=-2*[.A111]+3*[.B111]" office:value-type="float" office:value="-0.00190000000000023" calcext:value-type="float">
            <text:p>-0.00190000000000023</text:p>
          </table:table-cell>
        </table:table-row>
        <table:table-row table:style-name="ro1">
          <table:table-cell office:value-type="float" office:value="0.688042" calcext:value-type="float">
            <text:p>0.688042</text:p>
          </table:table-cell>
          <table:table-cell office:value-type="float" office:value="0.458075" calcext:value-type="float">
            <text:p>0.458075</text:p>
          </table:table-cell>
          <table:table-cell table:formula="of:=-2*[.A112]+3*[.B112]" office:value-type="float" office:value="-0.00185900000000006" calcext:value-type="float">
            <text:p>-0.00185900000000006</text:p>
          </table:table-cell>
        </table:table-row>
        <table:table-row table:style-name="ro1">
          <table:table-cell office:value-type="float" office:value="0.689614" calcext:value-type="float">
            <text:p>0.689614</text:p>
          </table:table-cell>
          <table:table-cell office:value-type="float" office:value="0.459135" calcext:value-type="float">
            <text:p>0.459135</text:p>
          </table:table-cell>
          <table:table-cell table:formula="of:=-2*[.A113]+3*[.B113]" office:value-type="float" office:value="-0.00182299999999991" calcext:value-type="float">
            <text:p>-0.00182299999999991</text:p>
          </table:table-cell>
        </table:table-row>
        <table:table-row table:style-name="ro1">
          <table:table-cell office:value-type="float" office:value="0.691185" calcext:value-type="float">
            <text:p>0.691185</text:p>
          </table:table-cell>
          <table:table-cell office:value-type="float" office:value="0.460195" calcext:value-type="float">
            <text:p>0.460195</text:p>
          </table:table-cell>
          <table:table-cell table:formula="of:=-2*[.A114]+3*[.B114]" office:value-type="float" office:value="-0.00178500000000015" calcext:value-type="float">
            <text:p>-0.00178500000000015</text:p>
          </table:table-cell>
        </table:table-row>
        <table:table-row table:style-name="ro1">
          <table:table-cell office:value-type="float" office:value="0.692756" calcext:value-type="float">
            <text:p>0.692756</text:p>
          </table:table-cell>
          <table:table-cell office:value-type="float" office:value="0.461255" calcext:value-type="float">
            <text:p>0.461255</text:p>
          </table:table-cell>
          <table:table-cell table:formula="of:=-2*[.A115]+3*[.B115]" office:value-type="float" office:value="-0.00174699999999994" calcext:value-type="float">
            <text:p>-0.00174699999999994</text:p>
          </table:table-cell>
        </table:table-row>
        <table:table-row table:style-name="ro1">
          <table:table-cell office:value-type="float" office:value="0.694328" calcext:value-type="float">
            <text:p>0.694328</text:p>
          </table:table-cell>
          <table:table-cell office:value-type="float" office:value="0.462314" calcext:value-type="float">
            <text:p>0.462314</text:p>
          </table:table-cell>
          <table:table-cell table:formula="of:=-2*[.A116]+3*[.B116]" office:value-type="float" office:value="-0.00171399999999999" calcext:value-type="float">
            <text:p>-0.00171399999999999</text:p>
          </table:table-cell>
        </table:table-row>
        <table:table-row table:style-name="ro1">
          <table:table-cell office:value-type="float" office:value="0.6959" calcext:value-type="float">
            <text:p>0.6959</text:p>
          </table:table-cell>
          <table:table-cell office:value-type="float" office:value="0.463374" calcext:value-type="float">
            <text:p>0.463374</text:p>
          </table:table-cell>
          <table:table-cell table:formula="of:=-2*[.A117]+3*[.B117]" office:value-type="float" office:value="-0.00167799999999985" calcext:value-type="float">
            <text:p>-0.00167799999999985</text:p>
          </table:table-cell>
        </table:table-row>
        <table:table-row table:style-name="ro1">
          <table:table-cell office:value-type="float" office:value="0.697472" calcext:value-type="float">
            <text:p>0.697472</text:p>
          </table:table-cell>
          <table:table-cell office:value-type="float" office:value="0.464433" calcext:value-type="float">
            <text:p>0.464433</text:p>
          </table:table-cell>
          <table:table-cell table:formula="of:=-2*[.A118]+3*[.B118]" office:value-type="float" office:value="-0.00164500000000012" calcext:value-type="float">
            <text:p>-0.00164500000000012</text:p>
          </table:table-cell>
        </table:table-row>
        <table:table-row table:style-name="ro1">
          <table:table-cell office:value-type="float" office:value="0.699045" calcext:value-type="float">
            <text:p>0.699045</text:p>
          </table:table-cell>
          <table:table-cell office:value-type="float" office:value="0.465493" calcext:value-type="float">
            <text:p>0.465493</text:p>
          </table:table-cell>
          <table:table-cell table:formula="of:=-2*[.A119]+3*[.B119]" office:value-type="float" office:value="-0.00161100000000003" calcext:value-type="float">
            <text:p>-0.00161100000000003</text:p>
          </table:table-cell>
        </table:table-row>
        <table:table-row table:style-name="ro1">
          <table:table-cell office:value-type="float" office:value="0.700619" calcext:value-type="float">
            <text:p>0.700619</text:p>
          </table:table-cell>
          <table:table-cell office:value-type="float" office:value="0.466553" calcext:value-type="float">
            <text:p>0.466553</text:p>
          </table:table-cell>
          <table:table-cell table:formula="of:=-2*[.A120]+3*[.B120]" office:value-type="float" office:value="-0.001579" calcext:value-type="float">
            <text:p>-0.001579</text:p>
          </table:table-cell>
        </table:table-row>
        <table:table-row table:style-name="ro1">
          <table:table-cell office:value-type="float" office:value="0.702194" calcext:value-type="float">
            <text:p>0.702194</text:p>
          </table:table-cell>
          <table:table-cell office:value-type="float" office:value="0.467613" calcext:value-type="float">
            <text:p>0.467613</text:p>
          </table:table-cell>
          <table:table-cell table:formula="of:=-2*[.A121]+3*[.B121]" office:value-type="float" office:value="-0.00154900000000002" calcext:value-type="float">
            <text:p>-0.00154900000000002</text:p>
          </table:table-cell>
        </table:table-row>
        <table:table-row table:style-name="ro1">
          <table:table-cell office:value-type="float" office:value="0.70377" calcext:value-type="float">
            <text:p>0.70377</text:p>
          </table:table-cell>
          <table:table-cell office:value-type="float" office:value="0.468674" calcext:value-type="float">
            <text:p>0.468674</text:p>
          </table:table-cell>
          <table:table-cell table:formula="of:=-2*[.A122]+3*[.B122]" office:value-type="float" office:value="-0.00151800000000013" calcext:value-type="float">
            <text:p>-0.00151800000000013</text:p>
          </table:table-cell>
        </table:table-row>
        <table:table-row table:style-name="ro1">
          <table:table-cell office:value-type="float" office:value="0.705347" calcext:value-type="float">
            <text:p>0.705347</text:p>
          </table:table-cell>
          <table:table-cell office:value-type="float" office:value="0.469736" calcext:value-type="float">
            <text:p>0.469736</text:p>
          </table:table-cell>
          <table:table-cell table:formula="of:=-2*[.A123]+3*[.B123]" office:value-type="float" office:value="-0.00148599999999988" calcext:value-type="float">
            <text:p>-0.00148599999999988</text:p>
          </table:table-cell>
        </table:table-row>
        <table:table-row table:style-name="ro1">
          <table:table-cell office:value-type="float" office:value="0.706926" calcext:value-type="float">
            <text:p>0.706926</text:p>
          </table:table-cell>
          <table:table-cell office:value-type="float" office:value="0.470798" calcext:value-type="float">
            <text:p>0.470798</text:p>
          </table:table-cell>
          <table:table-cell table:formula="of:=-2*[.A124]+3*[.B124]" office:value-type="float" office:value="-0.00145800000000018" calcext:value-type="float">
            <text:p>-0.00145800000000018</text:p>
          </table:table-cell>
        </table:table-row>
        <table:table-row table:style-name="ro1">
          <table:table-cell office:value-type="float" office:value="0.708506" calcext:value-type="float">
            <text:p>0.708506</text:p>
          </table:table-cell>
          <table:table-cell office:value-type="float" office:value="0.471861" calcext:value-type="float">
            <text:p>0.471861</text:p>
          </table:table-cell>
          <table:table-cell table:formula="of:=-2*[.A125]+3*[.B125]" office:value-type="float" office:value="-0.00142900000000012" calcext:value-type="float">
            <text:p>-0.00142900000000012</text:p>
          </table:table-cell>
        </table:table-row>
        <table:table-row table:style-name="ro1">
          <table:table-cell office:value-type="float" office:value="0.710088" calcext:value-type="float">
            <text:p>0.710088</text:p>
          </table:table-cell>
          <table:table-cell office:value-type="float" office:value="0.472925" calcext:value-type="float">
            <text:p>0.472925</text:p>
          </table:table-cell>
          <table:table-cell table:formula="of:=-2*[.A126]+3*[.B126]" office:value-type="float" office:value="-0.00140100000000021" calcext:value-type="float">
            <text:p>-0.00140100000000021</text:p>
          </table:table-cell>
        </table:table-row>
        <table:table-row table:style-name="ro1">
          <table:table-cell office:value-type="float" office:value="0.711672" calcext:value-type="float">
            <text:p>0.711672</text:p>
          </table:table-cell>
          <table:table-cell office:value-type="float" office:value="0.47399" calcext:value-type="float">
            <text:p>0.47399</text:p>
          </table:table-cell>
          <table:table-cell table:formula="of:=-2*[.A127]+3*[.B127]" office:value-type="float" office:value="-0.00137399999999999" calcext:value-type="float">
            <text:p>-0.00137399999999999</text:p>
          </table:table-cell>
        </table:table-row>
        <table:table-row table:style-name="ro1">
          <table:table-cell office:value-type="float" office:value="0.713257" calcext:value-type="float">
            <text:p>0.713257</text:p>
          </table:table-cell>
          <table:table-cell office:value-type="float" office:value="0.475055" calcext:value-type="float">
            <text:p>0.475055</text:p>
          </table:table-cell>
          <table:table-cell table:formula="of:=-2*[.A128]+3*[.B128]" office:value-type="float" office:value="-0.00134900000000004" calcext:value-type="float">
            <text:p>-0.00134900000000004</text:p>
          </table:table-cell>
        </table:table-row>
        <table:table-row table:style-name="ro1">
          <table:table-cell office:value-type="float" office:value="0.714845" calcext:value-type="float">
            <text:p>0.714845</text:p>
          </table:table-cell>
          <table:table-cell office:value-type="float" office:value="0.476123" calcext:value-type="float">
            <text:p>0.476123</text:p>
          </table:table-cell>
          <table:table-cell table:formula="of:=-2*[.A129]+3*[.B129]" office:value-type="float" office:value="-0.00132099999999991" calcext:value-type="float">
            <text:p>-0.00132099999999991</text:p>
          </table:table-cell>
        </table:table-row>
        <table:table-row table:style-name="ro1">
          <table:table-cell office:value-type="float" office:value="0.716435" calcext:value-type="float">
            <text:p>0.716435</text:p>
          </table:table-cell>
          <table:table-cell office:value-type="float" office:value="0.477191" calcext:value-type="float">
            <text:p>0.477191</text:p>
          </table:table-cell>
          <table:table-cell table:formula="of:=-2*[.A130]+3*[.B130]" office:value-type="float" office:value="-0.0012970000000001" calcext:value-type="float">
            <text:p>-0.0012970000000001</text:p>
          </table:table-cell>
        </table:table-row>
        <table:table-row table:style-name="ro1">
          <table:table-cell office:value-type="float" office:value="0.718027" calcext:value-type="float">
            <text:p>0.718027</text:p>
          </table:table-cell>
          <table:table-cell office:value-type="float" office:value="0.478261" calcext:value-type="float">
            <text:p>0.478261</text:p>
          </table:table-cell>
          <table:table-cell table:formula="of:=-2*[.A131]+3*[.B131]" office:value-type="float" office:value="-0.00127100000000002" calcext:value-type="float">
            <text:p>-0.00127100000000002</text:p>
          </table:table-cell>
        </table:table-row>
        <table:table-row table:style-name="ro1">
          <table:table-cell office:value-type="float" office:value="0.719622" calcext:value-type="float">
            <text:p>0.719622</text:p>
          </table:table-cell>
          <table:table-cell office:value-type="float" office:value="0.479333" calcext:value-type="float">
            <text:p>0.479333</text:p>
          </table:table-cell>
          <table:table-cell table:formula="of:=-2*[.A132]+3*[.B132]" office:value-type="float" office:value="-0.00124499999999994" calcext:value-type="float">
            <text:p>-0.00124499999999994</text:p>
          </table:table-cell>
        </table:table-row>
        <table:table-row table:style-name="ro1">
          <table:table-cell office:value-type="float" office:value="0.72122" calcext:value-type="float">
            <text:p>0.72122</text:p>
          </table:table-cell>
          <table:table-cell office:value-type="float" office:value="0.480406" calcext:value-type="float">
            <text:p>0.480406</text:p>
          </table:table-cell>
          <table:table-cell table:formula="of:=-2*[.A133]+3*[.B133]" office:value-type="float" office:value="-0.00122199999999983" calcext:value-type="float">
            <text:p>-0.00122199999999983</text:p>
          </table:table-cell>
        </table:table-row>
        <table:table-row table:style-name="ro1">
          <table:table-cell office:value-type="float" office:value="0.722821" calcext:value-type="float">
            <text:p>0.722821</text:p>
          </table:table-cell>
          <table:table-cell office:value-type="float" office:value="0.481481" calcext:value-type="float">
            <text:p>0.481481</text:p>
          </table:table-cell>
          <table:table-cell table:formula="of:=-2*[.A134]+3*[.B134]" office:value-type="float" office:value="-0.00119900000000017" calcext:value-type="float">
            <text:p>-0.00119900000000017</text:p>
          </table:table-cell>
        </table:table-row>
        <table:table-row table:style-name="ro1">
          <table:table-cell office:value-type="float" office:value="0.724425" calcext:value-type="float">
            <text:p>0.724425</text:p>
          </table:table-cell>
          <table:table-cell office:value-type="float" office:value="0.482558" calcext:value-type="float">
            <text:p>0.482558</text:p>
          </table:table-cell>
          <table:table-cell table:formula="of:=-2*[.A135]+3*[.B135]" office:value-type="float" office:value="-0.00117600000000007" calcext:value-type="float">
            <text:p>-0.00117600000000007</text:p>
          </table:table-cell>
        </table:table-row>
        <table:table-row table:style-name="ro1">
          <table:table-cell office:value-type="float" office:value="0.726032" calcext:value-type="float">
            <text:p>0.726032</text:p>
          </table:table-cell>
          <table:table-cell office:value-type="float" office:value="0.483637" calcext:value-type="float">
            <text:p>0.483637</text:p>
          </table:table-cell>
          <table:table-cell table:formula="of:=-2*[.A136]+3*[.B136]" office:value-type="float" office:value="-0.00115299999999996" calcext:value-type="float">
            <text:p>-0.00115299999999996</text:p>
          </table:table-cell>
        </table:table-row>
        <table:table-row table:style-name="ro1">
          <table:table-cell office:value-type="float" office:value="0.727642" calcext:value-type="float">
            <text:p>0.727642</text:p>
          </table:table-cell>
          <table:table-cell office:value-type="float" office:value="0.484718" calcext:value-type="float">
            <text:p>0.484718</text:p>
          </table:table-cell>
          <table:table-cell table:formula="of:=-2*[.A137]+3*[.B137]" office:value-type="float" office:value="-0.00113000000000008" calcext:value-type="float">
            <text:p>-0.00113000000000008</text:p>
          </table:table-cell>
        </table:table-row>
        <table:table-row table:style-name="ro1">
          <table:table-cell office:value-type="float" office:value="0.729255" calcext:value-type="float">
            <text:p>0.729255</text:p>
          </table:table-cell>
          <table:table-cell office:value-type="float" office:value="0.485801" calcext:value-type="float">
            <text:p>0.485801</text:p>
          </table:table-cell>
          <table:table-cell table:formula="of:=-2*[.A138]+3*[.B138]" office:value-type="float" office:value="-0.00110699999999997" calcext:value-type="float">
            <text:p>-0.00110699999999997</text:p>
          </table:table-cell>
        </table:table-row>
        <table:table-row table:style-name="ro1">
          <table:table-cell office:value-type="float" office:value="0.730872" calcext:value-type="float">
            <text:p>0.730872</text:p>
          </table:table-cell>
          <table:table-cell office:value-type="float" office:value="0.486886" calcext:value-type="float">
            <text:p>0.486886</text:p>
          </table:table-cell>
          <table:table-cell table:formula="of:=-2*[.A139]+3*[.B139]" office:value-type="float" office:value="-0.00108599999999992" calcext:value-type="float">
            <text:p>-0.00108599999999992</text:p>
          </table:table-cell>
        </table:table-row>
        <table:table-row table:style-name="ro1">
          <table:table-cell office:value-type="float" office:value="0.732493" calcext:value-type="float">
            <text:p>0.732493</text:p>
          </table:table-cell>
          <table:table-cell office:value-type="float" office:value="0.487973" calcext:value-type="float">
            <text:p>0.487973</text:p>
          </table:table-cell>
          <table:table-cell table:formula="of:=-2*[.A140]+3*[.B140]" office:value-type="float" office:value="-0.00106699999999993" calcext:value-type="float">
            <text:p>-0.00106699999999993</text:p>
          </table:table-cell>
        </table:table-row>
        <table:table-row table:style-name="ro1">
          <table:table-cell office:value-type="float" office:value="0.734118" calcext:value-type="float">
            <text:p>0.734118</text:p>
          </table:table-cell>
          <table:table-cell office:value-type="float" office:value="0.489063" calcext:value-type="float">
            <text:p>0.489063</text:p>
          </table:table-cell>
          <table:table-cell table:formula="of:=-2*[.A141]+3*[.B141]" office:value-type="float" office:value="-0.00104700000000002" calcext:value-type="float">
            <text:p>-0.00104700000000002</text:p>
          </table:table-cell>
        </table:table-row>
        <table:table-row table:style-name="ro1">
          <table:table-cell office:value-type="float" office:value="0.735747" calcext:value-type="float">
            <text:p>0.735747</text:p>
          </table:table-cell>
          <table:table-cell office:value-type="float" office:value="0.490156" calcext:value-type="float">
            <text:p>0.490156</text:p>
          </table:table-cell>
          <table:table-cell table:formula="of:=-2*[.A142]+3*[.B142]" office:value-type="float" office:value="-0.00102600000000019" calcext:value-type="float">
            <text:p>-0.00102600000000019</text:p>
          </table:table-cell>
        </table:table-row>
        <table:table-row table:style-name="ro1">
          <table:table-cell office:value-type="float" office:value="0.73738" calcext:value-type="float">
            <text:p>0.73738</text:p>
          </table:table-cell>
          <table:table-cell office:value-type="float" office:value="0.491251" calcext:value-type="float">
            <text:p>0.491251</text:p>
          </table:table-cell>
          <table:table-cell table:formula="of:=-2*[.A143]+3*[.B143]" office:value-type="float" office:value="-0.0010070000000002" calcext:value-type="float">
            <text:p>-0.0010070000000002</text:p>
          </table:table-cell>
        </table:table-row>
        <table:table-row table:style-name="ro1">
          <table:table-cell office:value-type="float" office:value="0.739017" calcext:value-type="float">
            <text:p>0.739017</text:p>
          </table:table-cell>
          <table:table-cell office:value-type="float" office:value="0.492349" calcext:value-type="float">
            <text:p>0.492349</text:p>
          </table:table-cell>
          <table:table-cell table:formula="of:=-2*[.A144]+3*[.B144]" office:value-type="float" office:value="-0.000987000000000071" calcext:value-type="float">
            <text:p>-0.000987000000000071</text:p>
          </table:table-cell>
        </table:table-row>
        <table:table-row table:style-name="ro1">
          <table:table-cell office:value-type="float" office:value="0.740658" calcext:value-type="float">
            <text:p>0.740658</text:p>
          </table:table-cell>
          <table:table-cell office:value-type="float" office:value="0.49345" calcext:value-type="float">
            <text:p>0.49345</text:p>
          </table:table-cell>
          <table:table-cell table:formula="of:=-2*[.A145]+3*[.B145]" office:value-type="float" office:value="-0.000966000000000022" calcext:value-type="float">
            <text:p>-0.000966000000000022</text:p>
          </table:table-cell>
        </table:table-row>
        <table:table-row table:style-name="ro1">
          <table:table-cell office:value-type="float" office:value="0.742305" calcext:value-type="float">
            <text:p>0.742305</text:p>
          </table:table-cell>
          <table:table-cell office:value-type="float" office:value="0.494554" calcext:value-type="float">
            <text:p>0.494554</text:p>
          </table:table-cell>
          <table:table-cell table:formula="of:=-2*[.A146]+3*[.B146]" office:value-type="float" office:value="-0.000947999999999949" calcext:value-type="float">
            <text:p>-0.000947999999999949</text:p>
          </table:table-cell>
        </table:table-row>
        <table:table-row table:style-name="ro1">
          <table:table-cell office:value-type="float" office:value="0.743956" calcext:value-type="float">
            <text:p>0.743956</text:p>
          </table:table-cell>
          <table:table-cell office:value-type="float" office:value="0.495661" calcext:value-type="float">
            <text:p>0.495661</text:p>
          </table:table-cell>
          <table:table-cell table:formula="of:=-2*[.A147]+3*[.B147]" office:value-type="float" office:value="-0.000928999999999958" calcext:value-type="float">
            <text:p>-0.000928999999999958</text:p>
          </table:table-cell>
        </table:table-row>
        <table:table-row table:style-name="ro1">
          <table:table-cell office:value-type="float" office:value="0.745612" calcext:value-type="float">
            <text:p>0.745612</text:p>
          </table:table-cell>
          <table:table-cell office:value-type="float" office:value="0.496771" calcext:value-type="float">
            <text:p>0.496771</text:p>
          </table:table-cell>
          <table:table-cell table:formula="of:=-2*[.A148]+3*[.B148]" office:value-type="float" office:value="-0.000911000000000106" calcext:value-type="float">
            <text:p>-0.000911000000000106</text:p>
          </table:table-cell>
        </table:table-row>
        <table:table-row table:style-name="ro1">
          <table:table-cell office:value-type="float" office:value="0.747273" calcext:value-type="float">
            <text:p>0.747273</text:p>
          </table:table-cell>
          <table:table-cell office:value-type="float" office:value="0.497884" calcext:value-type="float">
            <text:p>0.497884</text:p>
          </table:table-cell>
          <table:table-cell table:formula="of:=-2*[.A149]+3*[.B149]" office:value-type="float" office:value="-0.00089399999999995" calcext:value-type="float">
            <text:p>-0.00089399999999995</text:p>
          </table:table-cell>
        </table:table-row>
        <table:table-row table:style-name="ro1">
          <table:table-cell office:value-type="float" office:value="0.748939" calcext:value-type="float">
            <text:p>0.748939</text:p>
          </table:table-cell>
          <table:table-cell office:value-type="float" office:value="0.499" calcext:value-type="float">
            <text:p>0.499</text:p>
          </table:table-cell>
          <table:table-cell table:formula="of:=-2*[.A150]+3*[.B150]" office:value-type="float" office:value="-0.000878000000000156" calcext:value-type="float">
            <text:p>-0.000878000000000156</text:p>
          </table:table-cell>
        </table:table-row>
        <table:table-row table:style-name="ro1">
          <table:table-cell office:value-type="float" office:value="0.750611" calcext:value-type="float">
            <text:p>0.750611</text:p>
          </table:table-cell>
          <table:table-cell office:value-type="float" office:value="0.50012" calcext:value-type="float">
            <text:p>0.50012</text:p>
          </table:table-cell>
          <table:table-cell table:formula="of:=-2*[.A151]+3*[.B151]" office:value-type="float" office:value="-0.000861999999999918" calcext:value-type="float">
            <text:p>-0.000861999999999918</text:p>
          </table:table-cell>
        </table:table-row>
        <table:table-row table:style-name="ro1">
          <table:table-cell office:value-type="float" office:value="0.752288" calcext:value-type="float">
            <text:p>0.752288</text:p>
          </table:table-cell>
          <table:table-cell office:value-type="float" office:value="0.501244" calcext:value-type="float">
            <text:p>0.501244</text:p>
          </table:table-cell>
          <table:table-cell table:formula="of:=-2*[.A152]+3*[.B152]" office:value-type="float" office:value="-0.000843999999999845" calcext:value-type="float">
            <text:p>-0.000843999999999845</text:p>
          </table:table-cell>
        </table:table-row>
        <table:table-row table:style-name="ro1">
          <table:table-cell office:value-type="float" office:value="0.753971" calcext:value-type="float">
            <text:p>0.753971</text:p>
          </table:table-cell>
          <table:table-cell office:value-type="float" office:value="0.502371" calcext:value-type="float">
            <text:p>0.502371</text:p>
          </table:table-cell>
          <table:table-cell table:formula="of:=-2*[.A153]+3*[.B153]" office:value-type="float" office:value="-0.000828999999999969" calcext:value-type="float">
            <text:p>-0.000828999999999969</text:p>
          </table:table-cell>
        </table:table-row>
        <table:table-row table:style-name="ro1">
          <table:table-cell office:value-type="float" office:value="0.75566" calcext:value-type="float">
            <text:p>0.75566</text:p>
          </table:table-cell>
          <table:table-cell office:value-type="float" office:value="0.503503" calcext:value-type="float">
            <text:p>0.503503</text:p>
          </table:table-cell>
          <table:table-cell table:formula="of:=-2*[.A154]+3*[.B154]" office:value-type="float" office:value="-0.000810999999999895" calcext:value-type="float">
            <text:p>-0.000810999999999895</text:p>
          </table:table-cell>
        </table:table-row>
        <table:table-row table:style-name="ro1">
          <table:table-cell office:value-type="float" office:value="0.757354" calcext:value-type="float">
            <text:p>0.757354</text:p>
          </table:table-cell>
          <table:table-cell office:value-type="float" office:value="0.504638" calcext:value-type="float">
            <text:p>0.504638</text:p>
          </table:table-cell>
          <table:table-cell table:formula="of:=-2*[.A155]+3*[.B155]" office:value-type="float" office:value="-0.000793999999999739" calcext:value-type="float">
            <text:p>-0.000793999999999739</text:p>
          </table:table-cell>
        </table:table-row>
        <table:table-row table:style-name="ro1">
          <table:table-cell office:value-type="float" office:value="0.759055" calcext:value-type="float">
            <text:p>0.759055</text:p>
          </table:table-cell>
          <table:table-cell office:value-type="float" office:value="0.505777" calcext:value-type="float">
            <text:p>0.505777</text:p>
          </table:table-cell>
          <table:table-cell table:formula="of:=-2*[.A156]+3*[.B156]" office:value-type="float" office:value="-0.000779000000000085" calcext:value-type="float">
            <text:p>-0.000779000000000085</text:p>
          </table:table-cell>
        </table:table-row>
        <table:table-row table:style-name="ro1">
          <table:table-cell office:value-type="float" office:value="0.760763" calcext:value-type="float">
            <text:p>0.760763</text:p>
          </table:table-cell>
          <table:table-cell office:value-type="float" office:value="0.50692" calcext:value-type="float">
            <text:p>0.50692</text:p>
          </table:table-cell>
          <table:table-cell table:formula="of:=-2*[.A157]+3*[.B157]" office:value-type="float" office:value="-0.000765999999999822" calcext:value-type="float">
            <text:p>-0.000765999999999822</text:p>
          </table:table-cell>
        </table:table-row>
        <table:table-row table:style-name="ro1">
          <table:table-cell office:value-type="float" office:value="0.762477" calcext:value-type="float">
            <text:p>0.762477</text:p>
          </table:table-cell>
          <table:table-cell office:value-type="float" office:value="0.508068" calcext:value-type="float">
            <text:p>0.508068</text:p>
          </table:table-cell>
          <table:table-cell table:formula="of:=-2*[.A158]+3*[.B158]" office:value-type="float" office:value="-0.000750000000000028" calcext:value-type="float">
            <text:p>-0.000750000000000028</text:p>
          </table:table-cell>
        </table:table-row>
        <table:table-row table:style-name="ro1">
          <table:table-cell office:value-type="float" office:value="0.764197" calcext:value-type="float">
            <text:p>0.764197</text:p>
          </table:table-cell>
          <table:table-cell office:value-type="float" office:value="0.50922" calcext:value-type="float">
            <text:p>0.50922</text:p>
          </table:table-cell>
          <table:table-cell table:formula="of:=-2*[.A159]+3*[.B159]" office:value-type="float" office:value="-0.000734000000000012" calcext:value-type="float">
            <text:p>-0.000734000000000012</text:p>
          </table:table-cell>
        </table:table-row>
        <table:table-row table:style-name="ro1">
          <table:table-cell office:value-type="float" office:value="0.765924" calcext:value-type="float">
            <text:p>0.765924</text:p>
          </table:table-cell>
          <table:table-cell office:value-type="float" office:value="0.510376" calcext:value-type="float">
            <text:p>0.510376</text:p>
          </table:table-cell>
          <table:table-cell table:formula="of:=-2*[.A160]+3*[.B160]" office:value-type="float" office:value="-0.000719999999999832" calcext:value-type="float">
            <text:p>-0.000719999999999832</text:p>
          </table:table-cell>
        </table:table-row>
        <table:table-row table:style-name="ro1">
          <table:table-cell office:value-type="float" office:value="0.767659" calcext:value-type="float">
            <text:p>0.767659</text:p>
          </table:table-cell>
          <table:table-cell office:value-type="float" office:value="0.511537" calcext:value-type="float">
            <text:p>0.511537</text:p>
          </table:table-cell>
          <table:table-cell table:formula="of:=-2*[.A161]+3*[.B161]" office:value-type="float" office:value="-0.000707000000000013" calcext:value-type="float">
            <text:p>-0.000707000000000013</text:p>
          </table:table-cell>
        </table:table-row>
        <table:table-row table:style-name="ro1">
          <table:table-cell office:value-type="float" office:value="0.7694" calcext:value-type="float">
            <text:p>0.7694</text:p>
          </table:table-cell>
          <table:table-cell office:value-type="float" office:value="0.512703" calcext:value-type="float">
            <text:p>0.512703</text:p>
          </table:table-cell>
          <table:table-cell table:formula="of:=-2*[.A162]+3*[.B162]" office:value-type="float" office:value="-0.000690999999999997" calcext:value-type="float">
            <text:p>-0.000690999999999997</text:p>
          </table:table-cell>
        </table:table-row>
        <table:table-row table:style-name="ro1">
          <table:table-cell office:value-type="float" office:value="0.771149" calcext:value-type="float">
            <text:p>0.771149</text:p>
          </table:table-cell>
          <table:table-cell office:value-type="float" office:value="0.513874" calcext:value-type="float">
            <text:p>0.513874</text:p>
          </table:table-cell>
          <table:table-cell table:formula="of:=-2*[.A163]+3*[.B163]" office:value-type="float" office:value="-0.000675999999999677" calcext:value-type="float">
            <text:p>-0.000675999999999677</text:p>
          </table:table-cell>
        </table:table-row>
        <table:table-row table:style-name="ro1">
          <table:table-cell office:value-type="float" office:value="0.772906" calcext:value-type="float">
            <text:p>0.772906</text:p>
          </table:table-cell>
          <table:table-cell office:value-type="float" office:value="0.51505" calcext:value-type="float">
            <text:p>0.51505</text:p>
          </table:table-cell>
          <table:table-cell table:formula="of:=-2*[.A164]+3*[.B164]" office:value-type="float" office:value="-0.00066199999999994" calcext:value-type="float">
            <text:p>-0.00066199999999994</text:p>
          </table:table-cell>
        </table:table-row>
        <table:table-row table:style-name="ro1">
          <table:table-cell office:value-type="float" office:value="0.77467" calcext:value-type="float">
            <text:p>0.77467</text:p>
          </table:table-cell>
          <table:table-cell office:value-type="float" office:value="0.516231" calcext:value-type="float">
            <text:p>0.516231</text:p>
          </table:table-cell>
          <table:table-cell table:formula="of:=-2*[.A165]+3*[.B165]" office:value-type="float" office:value="-0.000646999999999842" calcext:value-type="float">
            <text:p>-0.000646999999999842</text:p>
          </table:table-cell>
        </table:table-row>
        <table:table-row table:style-name="ro1">
          <table:table-cell office:value-type="float" office:value="0.776443" calcext:value-type="float">
            <text:p>0.776443</text:p>
          </table:table-cell>
          <table:table-cell office:value-type="float" office:value="0.517417" calcext:value-type="float">
            <text:p>0.517417</text:p>
          </table:table-cell>
          <table:table-cell table:formula="of:=-2*[.A166]+3*[.B166]" office:value-type="float" office:value="-0.000634999999999941" calcext:value-type="float">
            <text:p>-0.000634999999999941</text:p>
          </table:table-cell>
        </table:table-row>
        <table:table-row table:style-name="ro1">
          <table:table-cell office:value-type="float" office:value="0.778223" calcext:value-type="float">
            <text:p>0.778223</text:p>
          </table:table-cell>
          <table:table-cell office:value-type="float" office:value="0.518608" calcext:value-type="float">
            <text:p>0.518608</text:p>
          </table:table-cell>
          <table:table-cell table:formula="of:=-2*[.A167]+3*[.B167]" office:value-type="float" office:value="-0.000622000000000123" calcext:value-type="float">
            <text:p>-0.000622000000000123</text:p>
          </table:table-cell>
        </table:table-row>
        <table:table-row table:style-name="ro1">
          <table:table-cell office:value-type="float" office:value="0.780012" calcext:value-type="float">
            <text:p>0.780012</text:p>
          </table:table-cell>
          <table:table-cell office:value-type="float" office:value="0.519805" calcext:value-type="float">
            <text:p>0.519805</text:p>
          </table:table-cell>
          <table:table-cell table:formula="of:=-2*[.A168]+3*[.B168]" office:value-type="float" office:value="-0.000609000000000082" calcext:value-type="float">
            <text:p>-0.000609000000000082</text:p>
          </table:table-cell>
        </table:table-row>
        <table:table-row table:style-name="ro1">
          <table:table-cell office:value-type="float" office:value="0.78181" calcext:value-type="float">
            <text:p>0.78181</text:p>
          </table:table-cell>
          <table:table-cell office:value-type="float" office:value="0.521008" calcext:value-type="float">
            <text:p>0.521008</text:p>
          </table:table-cell>
          <table:table-cell table:formula="of:=-2*[.A169]+3*[.B169]" office:value-type="float" office:value="-0.000596000000000041" calcext:value-type="float">
            <text:p>-0.000596000000000041</text:p>
          </table:table-cell>
        </table:table-row>
        <table:table-row table:style-name="ro1">
          <table:table-cell office:value-type="float" office:value="0.783616" calcext:value-type="float">
            <text:p>0.783616</text:p>
          </table:table-cell>
          <table:table-cell office:value-type="float" office:value="0.522216" calcext:value-type="float">
            <text:p>0.522216</text:p>
          </table:table-cell>
          <table:table-cell table:formula="of:=-2*[.A170]+3*[.B170]" office:value-type="float" office:value="-0.000583999999999918" calcext:value-type="float">
            <text:p>-0.000583999999999918</text:p>
          </table:table-cell>
        </table:table-row>
        <table:table-row table:style-name="ro1">
          <table:table-cell office:value-type="float" office:value="0.785431" calcext:value-type="float">
            <text:p>0.785431</text:p>
          </table:table-cell>
          <table:table-cell office:value-type="float" office:value="0.523431" calcext:value-type="float">
            <text:p>0.523431</text:p>
          </table:table-cell>
          <table:table-cell table:formula="of:=-2*[.A171]+3*[.B171]" office:value-type="float" office:value="-0.000569000000000042" calcext:value-type="float">
            <text:p>-0.000569000000000042</text:p>
          </table:table-cell>
        </table:table-row>
        <table:table-row table:style-name="ro1">
          <table:table-cell office:value-type="float" office:value="0.787255" calcext:value-type="float">
            <text:p>0.787255</text:p>
          </table:table-cell>
          <table:table-cell office:value-type="float" office:value="0.524651" calcext:value-type="float">
            <text:p>0.524651</text:p>
          </table:table-cell>
          <table:table-cell table:formula="of:=-2*[.A172]+3*[.B172]" office:value-type="float" office:value="-0.000557000000000141" calcext:value-type="float">
            <text:p>-0.000557000000000141</text:p>
          </table:table-cell>
        </table:table-row>
        <table:table-row table:style-name="ro1">
          <table:table-cell office:value-type="float" office:value="0.789089" calcext:value-type="float">
            <text:p>0.789089</text:p>
          </table:table-cell>
          <table:table-cell office:value-type="float" office:value="0.525878" calcext:value-type="float">
            <text:p>0.525878</text:p>
          </table:table-cell>
          <table:table-cell table:formula="of:=-2*[.A173]+3*[.B173]" office:value-type="float" office:value="-0.000544000000000322" calcext:value-type="float">
            <text:p>-0.000544000000000322</text:p>
          </table:table-cell>
        </table:table-row>
        <table:table-row table:style-name="ro1">
          <table:table-cell office:value-type="float" office:value="0.790933" calcext:value-type="float">
            <text:p>0.790933</text:p>
          </table:table-cell>
          <table:table-cell office:value-type="float" office:value="0.527111" calcext:value-type="float">
            <text:p>0.527111</text:p>
          </table:table-cell>
          <table:table-cell table:formula="of:=-2*[.A174]+3*[.B174]" office:value-type="float" office:value="-0.000533000000000117" calcext:value-type="float">
            <text:p>-0.000533000000000117</text:p>
          </table:table-cell>
        </table:table-row>
        <table:table-row table:style-name="ro1">
          <table:table-cell office:value-type="float" office:value="0.792786" calcext:value-type="float">
            <text:p>0.792786</text:p>
          </table:table-cell>
          <table:table-cell office:value-type="float" office:value="0.52835" calcext:value-type="float">
            <text:p>0.52835</text:p>
          </table:table-cell>
          <table:table-cell table:formula="of:=-2*[.A175]+3*[.B175]" office:value-type="float" office:value="-0.000522000000000134" calcext:value-type="float">
            <text:p>-0.000522000000000134</text:p>
          </table:table-cell>
        </table:table-row>
        <table:table-row table:style-name="ro1">
          <table:table-cell office:value-type="float" office:value="0.794649" calcext:value-type="float">
            <text:p>0.794649</text:p>
          </table:table-cell>
          <table:table-cell office:value-type="float" office:value="0.529596" calcext:value-type="float">
            <text:p>0.529596</text:p>
          </table:table-cell>
          <table:table-cell table:formula="of:=-2*[.A176]+3*[.B176]" office:value-type="float" office:value="-0.000510000000000233" calcext:value-type="float">
            <text:p>-0.000510000000000233</text:p>
          </table:table-cell>
        </table:table-row>
        <table:table-row table:style-name="ro1">
          <table:table-cell office:value-type="float" office:value="0.796522" calcext:value-type="float">
            <text:p>0.796522</text:p>
          </table:table-cell>
          <table:table-cell office:value-type="float" office:value="0.530849" calcext:value-type="float">
            <text:p>0.530849</text:p>
          </table:table-cell>
          <table:table-cell table:formula="of:=-2*[.A177]+3*[.B177]" office:value-type="float" office:value="-0.000496999999999748" calcext:value-type="float">
            <text:p>-0.000496999999999748</text:p>
          </table:table-cell>
        </table:table-row>
        <table:table-row table:style-name="ro1">
          <table:table-cell office:value-type="float" office:value="0.798406" calcext:value-type="float">
            <text:p>0.798406</text:p>
          </table:table-cell>
          <table:table-cell office:value-type="float" office:value="0.532109" calcext:value-type="float">
            <text:p>0.532109</text:p>
          </table:table-cell>
          <table:table-cell table:formula="of:=-2*[.A178]+3*[.B178]" office:value-type="float" office:value="-0.000484999999999847" calcext:value-type="float">
            <text:p>-0.000484999999999847</text:p>
          </table:table-cell>
        </table:table-row>
        <table:table-row table:style-name="ro1">
          <table:table-cell office:value-type="float" office:value="0.800301" calcext:value-type="float">
            <text:p>0.800301</text:p>
          </table:table-cell>
          <table:table-cell office:value-type="float" office:value="0.533376" calcext:value-type="float">
            <text:p>0.533376</text:p>
          </table:table-cell>
          <table:table-cell table:formula="of:=-2*[.A179]+3*[.B179]" office:value-type="float" office:value="-0.000474000000000308" calcext:value-type="float">
            <text:p>-0.000474000000000308</text:p>
          </table:table-cell>
        </table:table-row>
        <table:table-row table:style-name="ro1">
          <table:table-cell office:value-type="float" office:value="0.802206" calcext:value-type="float">
            <text:p>0.802206</text:p>
          </table:table-cell>
          <table:table-cell office:value-type="float" office:value="0.534651" calcext:value-type="float">
            <text:p>0.534651</text:p>
          </table:table-cell>
          <table:table-cell table:formula="of:=-2*[.A180]+3*[.B180]" office:value-type="float" office:value="-0.000458999999999987" calcext:value-type="float">
            <text:p>-0.000458999999999987</text:p>
          </table:table-cell>
        </table:table-row>
        <table:table-row table:style-name="ro1">
          <table:table-cell office:value-type="float" office:value="0.804123" calcext:value-type="float">
            <text:p>0.804123</text:p>
          </table:table-cell>
          <table:table-cell office:value-type="float" office:value="0.535932" calcext:value-type="float">
            <text:p>0.535932</text:p>
          </table:table-cell>
          <table:table-cell table:formula="of:=-2*[.A181]+3*[.B181]" office:value-type="float" office:value="-0.000450000000000061" calcext:value-type="float">
            <text:p>-0.000450000000000061</text:p>
          </table:table-cell>
        </table:table-row>
        <table:table-row table:style-name="ro1">
          <table:table-cell office:value-type="float" office:value="0.806052" calcext:value-type="float">
            <text:p>0.806052</text:p>
          </table:table-cell>
          <table:table-cell office:value-type="float" office:value="0.537222" calcext:value-type="float">
            <text:p>0.537222</text:p>
          </table:table-cell>
          <table:table-cell table:formula="of:=-2*[.A182]+3*[.B182]" office:value-type="float" office:value="-0.000437999999999938" calcext:value-type="float">
            <text:p>-0.000437999999999938</text:p>
          </table:table-cell>
        </table:table-row>
        <table:table-row table:style-name="ro1">
          <table:table-cell office:value-type="float" office:value="0.807992" calcext:value-type="float">
            <text:p>0.807992</text:p>
          </table:table-cell>
          <table:table-cell office:value-type="float" office:value="0.538519" calcext:value-type="float">
            <text:p>0.538519</text:p>
          </table:table-cell>
          <table:table-cell table:formula="of:=-2*[.A183]+3*[.B183]" office:value-type="float" office:value="-0.000427000000000177" calcext:value-type="float">
            <text:p>-0.000427000000000177</text:p>
          </table:table-cell>
        </table:table-row>
        <table:table-row table:style-name="ro1">
          <table:table-cell office:value-type="float" office:value="0.809944" calcext:value-type="float">
            <text:p>0.809944</text:p>
          </table:table-cell>
          <table:table-cell office:value-type="float" office:value="0.539824" calcext:value-type="float">
            <text:p>0.539824</text:p>
          </table:table-cell>
          <table:table-cell table:formula="of:=-2*[.A184]+3*[.B184]" office:value-type="float" office:value="-0.000415999999999972" calcext:value-type="float">
            <text:p>-0.000415999999999972</text:p>
          </table:table-cell>
        </table:table-row>
        <table:table-row table:style-name="ro1">
          <table:table-cell office:value-type="float" office:value="0.811909" calcext:value-type="float">
            <text:p>0.811909</text:p>
          </table:table-cell>
          <table:table-cell office:value-type="float" office:value="0.541138" calcext:value-type="float">
            <text:p>0.541138</text:p>
          </table:table-cell>
          <table:table-cell table:formula="of:=-2*[.A185]+3*[.B185]" office:value-type="float" office:value="-0.000404000000000071" calcext:value-type="float">
            <text:p>-0.000404000000000071</text:p>
          </table:table-cell>
        </table:table-row>
        <table:table-row table:style-name="ro1">
          <table:table-cell office:value-type="float" office:value="0.813886" calcext:value-type="float">
            <text:p>0.813886</text:p>
          </table:table-cell>
          <table:table-cell office:value-type="float" office:value="0.542459" calcext:value-type="float">
            <text:p>0.542459</text:p>
          </table:table-cell>
          <table:table-cell table:formula="of:=-2*[.A186]+3*[.B186]" office:value-type="float" office:value="-0.000394999999999923" calcext:value-type="float">
            <text:p>-0.000394999999999923</text:p>
          </table:table-cell>
        </table:table-row>
        <table:table-row table:style-name="ro1">
          <table:table-cell office:value-type="float" office:value="0.815876" calcext:value-type="float">
            <text:p>0.815876</text:p>
          </table:table-cell>
          <table:table-cell office:value-type="float" office:value="0.54379" calcext:value-type="float">
            <text:p>0.54379</text:p>
          </table:table-cell>
          <table:table-cell table:formula="of:=-2*[.A187]+3*[.B187]" office:value-type="float" office:value="-0.000382000000000105" calcext:value-type="float">
            <text:p>-0.000382000000000105</text:p>
          </table:table-cell>
        </table:table-row>
        <table:table-row table:style-name="ro1">
          <table:table-cell office:value-type="float" office:value="0.817879" calcext:value-type="float">
            <text:p>0.817879</text:p>
          </table:table-cell>
          <table:table-cell office:value-type="float" office:value="0.545129" calcext:value-type="float">
            <text:p>0.545129</text:p>
          </table:table-cell>
          <table:table-cell table:formula="of:=-2*[.A188]+3*[.B188]" office:value-type="float" office:value="-0.000371000000000121" calcext:value-type="float">
            <text:p>-0.000371000000000121</text:p>
          </table:table-cell>
        </table:table-row>
        <table:table-row table:style-name="ro1">
          <table:table-cell office:value-type="float" office:value="0.819896" calcext:value-type="float">
            <text:p>0.819896</text:p>
          </table:table-cell>
          <table:table-cell office:value-type="float" office:value="0.546477" calcext:value-type="float">
            <text:p>0.546477</text:p>
          </table:table-cell>
          <table:table-cell table:formula="of:=-2*[.A189]+3*[.B189]" office:value-type="float" office:value="-0.000360999999999834" calcext:value-type="float">
            <text:p>-0.000360999999999834</text:p>
          </table:table-cell>
        </table:table-row>
        <table:table-row table:style-name="ro1">
          <table:table-cell office:value-type="float" office:value="0.821926" calcext:value-type="float">
            <text:p>0.821926</text:p>
          </table:table-cell>
          <table:table-cell office:value-type="float" office:value="0.547834" calcext:value-type="float">
            <text:p>0.547834</text:p>
          </table:table-cell>
          <table:table-cell table:formula="of:=-2*[.A190]+3*[.B190]" office:value-type="float" office:value="-0.00034999999999985" calcext:value-type="float">
            <text:p>-0.00034999999999985</text:p>
          </table:table-cell>
        </table:table-row>
        <table:table-row table:style-name="ro1">
          <table:table-cell office:value-type="float" office:value="0.823971" calcext:value-type="float">
            <text:p>0.823971</text:p>
          </table:table-cell>
          <table:table-cell office:value-type="float" office:value="0.549201" calcext:value-type="float">
            <text:p>0.549201</text:p>
          </table:table-cell>
          <table:table-cell table:formula="of:=-2*[.A191]+3*[.B191]" office:value-type="float" office:value="-0.000338999999999867" calcext:value-type="float">
            <text:p>-0.000338999999999867</text:p>
          </table:table-cell>
        </table:table-row>
        <table:table-row table:style-name="ro1">
          <table:table-cell office:value-type="float" office:value="0.82603" calcext:value-type="float">
            <text:p>0.82603</text:p>
          </table:table-cell>
          <table:table-cell office:value-type="float" office:value="0.550577" calcext:value-type="float">
            <text:p>0.550577</text:p>
          </table:table-cell>
          <table:table-cell table:formula="of:=-2*[.A192]+3*[.B192]" office:value-type="float" office:value="-0.000329000000000246" calcext:value-type="float">
            <text:p>-0.000329000000000246</text:p>
          </table:table-cell>
        </table:table-row>
        <table:table-row table:style-name="ro1">
          <table:table-cell office:value-type="float" office:value="0.828103" calcext:value-type="float">
            <text:p>0.828103</text:p>
          </table:table-cell>
          <table:table-cell office:value-type="float" office:value="0.551963" calcext:value-type="float">
            <text:p>0.551963</text:p>
          </table:table-cell>
          <table:table-cell table:formula="of:=-2*[.A193]+3*[.B193]" office:value-type="float" office:value="-0.000317000000000123" calcext:value-type="float">
            <text:p>-0.000317000000000123</text:p>
          </table:table-cell>
        </table:table-row>
        <table:table-row table:style-name="ro1">
          <table:table-cell office:value-type="float" office:value="0.830192" calcext:value-type="float">
            <text:p>0.830192</text:p>
          </table:table-cell>
          <table:table-cell office:value-type="float" office:value="0.553359" calcext:value-type="float">
            <text:p>0.553359</text:p>
          </table:table-cell>
          <table:table-cell table:formula="of:=-2*[.A194]+3*[.B194]" office:value-type="float" office:value="-0.000306999999999835" calcext:value-type="float">
            <text:p>-0.000306999999999835</text:p>
          </table:table-cell>
        </table:table-row>
        <table:table-row table:style-name="ro1">
          <table:table-cell office:value-type="float" office:value="0.832296" calcext:value-type="float">
            <text:p>0.832296</text:p>
          </table:table-cell>
          <table:table-cell office:value-type="float" office:value="0.554765" calcext:value-type="float">
            <text:p>0.554765</text:p>
          </table:table-cell>
          <table:table-cell table:formula="of:=-2*[.A195]+3*[.B195]" office:value-type="float" office:value="-0.000297000000000214" calcext:value-type="float">
            <text:p>-0.000297000000000214</text:p>
          </table:table-cell>
        </table:table-row>
        <table:table-row table:style-name="ro1">
          <table:table-cell office:value-type="float" office:value="0.834416" calcext:value-type="float">
            <text:p>0.834416</text:p>
          </table:table-cell>
          <table:table-cell office:value-type="float" office:value="0.556182" calcext:value-type="float">
            <text:p>0.556182</text:p>
          </table:table-cell>
          <table:table-cell table:formula="of:=-2*[.A196]+3*[.B196]" office:value-type="float" office:value="-0.000286000000000231" calcext:value-type="float">
            <text:p>-0.000286000000000231</text:p>
          </table:table-cell>
        </table:table-row>
        <table:table-row table:style-name="ro1">
          <table:table-cell office:value-type="float" office:value="0.836552" calcext:value-type="float">
            <text:p>0.836552</text:p>
          </table:table-cell>
          <table:table-cell office:value-type="float" office:value="0.55761" calcext:value-type="float">
            <text:p>0.55761</text:p>
          </table:table-cell>
          <table:table-cell table:formula="of:=-2*[.A197]+3*[.B197]" office:value-type="float" office:value="-0.000273999999999663" calcext:value-type="float">
            <text:p>-0.000273999999999663</text:p>
          </table:table-cell>
        </table:table-row>
        <table:table-row table:style-name="ro1">
          <table:table-cell office:value-type="float" office:value="0.838705" calcext:value-type="float">
            <text:p>0.838705</text:p>
          </table:table-cell>
          <table:table-cell office:value-type="float" office:value="0.559048" calcext:value-type="float">
            <text:p>0.559048</text:p>
          </table:table-cell>
          <table:table-cell table:formula="of:=-2*[.A198]+3*[.B198]" office:value-type="float" office:value="-0.0002660000000001" calcext:value-type="float">
            <text:p>-0.0002660000000001</text:p>
          </table:table-cell>
        </table:table-row>
        <table:table-row table:style-name="ro1">
          <table:table-cell office:value-type="float" office:value="0.840874" calcext:value-type="float">
            <text:p>0.840874</text:p>
          </table:table-cell>
          <table:table-cell office:value-type="float" office:value="0.560498" calcext:value-type="float">
            <text:p>0.560498</text:p>
          </table:table-cell>
          <table:table-cell table:formula="of:=-2*[.A199]+3*[.B199]" office:value-type="float" office:value="-0.000253999999999754" calcext:value-type="float">
            <text:p>-0.000253999999999754</text:p>
          </table:table-cell>
        </table:table-row>
        <table:table-row table:style-name="ro1">
          <table:table-cell office:value-type="float" office:value="0.843061" calcext:value-type="float">
            <text:p>0.843061</text:p>
          </table:table-cell>
          <table:table-cell office:value-type="float" office:value="0.56196" calcext:value-type="float">
            <text:p>0.56196</text:p>
          </table:table-cell>
          <table:table-cell table:formula="of:=-2*[.A200]+3*[.B200]" office:value-type="float" office:value="-0.000241999999999853" calcext:value-type="float">
            <text:p>-0.000241999999999853</text:p>
          </table:table-cell>
        </table:table-row>
        <table:table-row table:style-name="ro1">
          <table:table-cell office:value-type="float" office:value="0.845266" calcext:value-type="float">
            <text:p>0.845266</text:p>
          </table:table-cell>
          <table:table-cell office:value-type="float" office:value="0.563433" calcext:value-type="float">
            <text:p>0.563433</text:p>
          </table:table-cell>
          <table:table-cell table:formula="of:=-2*[.A201]+3*[.B201]" office:value-type="float" office:value="-0.000232999999999928" calcext:value-type="float">
            <text:p>-0.000232999999999928</text:p>
          </table:table-cell>
        </table:table-row>
        <table:table-row table:style-name="ro1">
          <table:table-cell office:value-type="float" office:value="0.847488" calcext:value-type="float">
            <text:p>0.847488</text:p>
          </table:table-cell>
          <table:table-cell office:value-type="float" office:value="0.564918" calcext:value-type="float">
            <text:p>0.564918</text:p>
          </table:table-cell>
          <table:table-cell table:formula="of:=-2*[.A202]+3*[.B202]" office:value-type="float" office:value="-0.000221999999999944" calcext:value-type="float">
            <text:p>-0.000221999999999944</text:p>
          </table:table-cell>
        </table:table-row>
        <table:table-row table:style-name="ro1">
          <table:table-cell office:value-type="float" office:value="0.84973" calcext:value-type="float">
            <text:p>0.84973</text:p>
          </table:table-cell>
          <table:table-cell office:value-type="float" office:value="0.566416" calcext:value-type="float">
            <text:p>0.566416</text:p>
          </table:table-cell>
          <table:table-cell table:formula="of:=-2*[.A203]+3*[.B203]" office:value-type="float" office:value="-0.000211999999999879" calcext:value-type="float">
            <text:p>-0.000211999999999879</text:p>
          </table:table-cell>
        </table:table-row>
        <table:table-row table:style-name="ro1">
          <table:table-cell office:value-type="float" office:value="0.85199" calcext:value-type="float">
            <text:p>0.85199</text:p>
          </table:table-cell>
          <table:table-cell office:value-type="float" office:value="0.567927" calcext:value-type="float">
            <text:p>0.567927</text:p>
          </table:table-cell>
          <table:table-cell table:formula="of:=-2*[.A204]+3*[.B204]" office:value-type="float" office:value="-0.000199000000000282" calcext:value-type="float">
            <text:p>-0.000199000000000282</text:p>
          </table:table-cell>
        </table:table-row>
        <table:table-row table:style-name="ro1">
          <table:table-cell office:value-type="float" office:value="0.85427" calcext:value-type="float">
            <text:p>0.85427</text:p>
          </table:table-cell>
          <table:table-cell office:value-type="float" office:value="0.56945" calcext:value-type="float">
            <text:p>0.56945</text:p>
          </table:table-cell>
          <table:table-cell table:formula="of:=-2*[.A205]+3*[.B205]" office:value-type="float" office:value="-0.000189999999999912" calcext:value-type="float">
            <text:p>-0.000189999999999912</text:p>
          </table:table-cell>
        </table:table-row>
        <table:table-row table:style-name="ro1">
          <table:table-cell office:value-type="float" office:value="0.85657" calcext:value-type="float">
            <text:p>0.85657</text:p>
          </table:table-cell>
          <table:table-cell office:value-type="float" office:value="0.570987" calcext:value-type="float">
            <text:p>0.570987</text:p>
          </table:table-cell>
          <table:table-cell table:formula="of:=-2*[.A206]+3*[.B206]" office:value-type="float" office:value="-0.000179000000000151" calcext:value-type="float">
            <text:p>-0.000179000000000151</text:p>
          </table:table-cell>
        </table:table-row>
        <table:table-row table:style-name="ro1">
          <table:table-cell office:value-type="float" office:value="0.85889" calcext:value-type="float">
            <text:p>0.85889</text:p>
          </table:table-cell>
          <table:table-cell office:value-type="float" office:value="0.572538" calcext:value-type="float">
            <text:p>0.572538</text:p>
          </table:table-cell>
          <table:table-cell table:formula="of:=-2*[.A207]+3*[.B207]" office:value-type="float" office:value="-0.000166000000000111" calcext:value-type="float">
            <text:p>-0.000166000000000111</text:p>
          </table:table-cell>
        </table:table-row>
        <table:table-row table:style-name="ro1">
          <table:table-cell office:value-type="float" office:value="0.861232" calcext:value-type="float">
            <text:p>0.861232</text:p>
          </table:table-cell>
          <table:table-cell office:value-type="float" office:value="0.574102" calcext:value-type="float">
            <text:p>0.574102</text:p>
          </table:table-cell>
          <table:table-cell table:formula="of:=-2*[.A208]+3*[.B208]" office:value-type="float" office:value="-0.00015799999999988" calcext:value-type="float">
            <text:p>-0.00015799999999988</text:p>
          </table:table-cell>
        </table:table-row>
        <table:table-row table:style-name="ro1">
          <table:table-cell office:value-type="float" office:value="0.863595" calcext:value-type="float">
            <text:p>0.863595</text:p>
          </table:table-cell>
          <table:table-cell office:value-type="float" office:value="0.575681" calcext:value-type="float">
            <text:p>0.575681</text:p>
          </table:table-cell>
          <table:table-cell table:formula="of:=-2*[.A209]+3*[.B209]" office:value-type="float" office:value="-0.000146999999999897" calcext:value-type="float">
            <text:p>-0.000146999999999897</text:p>
          </table:table-cell>
        </table:table-row>
        <table:table-row table:style-name="ro1">
          <table:table-cell office:value-type="float" office:value="0.86598" calcext:value-type="float">
            <text:p>0.86598</text:p>
          </table:table-cell>
          <table:table-cell office:value-type="float" office:value="0.577275" calcext:value-type="float">
            <text:p>0.577275</text:p>
          </table:table-cell>
          <table:table-cell table:formula="of:=-2*[.A210]+3*[.B210]" office:value-type="float" office:value="-0.000134999999999996" calcext:value-type="float">
            <text:p>-0.000134999999999996</text:p>
          </table:table-cell>
        </table:table-row>
        <table:table-row table:style-name="ro1">
          <table:table-cell office:value-type="float" office:value="0.868388" calcext:value-type="float">
            <text:p>0.868388</text:p>
          </table:table-cell>
          <table:table-cell office:value-type="float" office:value="0.578884" calcext:value-type="float">
            <text:p>0.578884</text:p>
          </table:table-cell>
          <table:table-cell table:formula="of:=-2*[.A211]+3*[.B211]" office:value-type="float" office:value="-0.000124000000000235" calcext:value-type="float">
            <text:p>-0.000124000000000235</text:p>
          </table:table-cell>
        </table:table-row>
        <table:table-row table:style-name="ro1">
          <table:table-cell office:value-type="float" office:value="0.870819" calcext:value-type="float">
            <text:p>0.870819</text:p>
          </table:table-cell>
          <table:table-cell office:value-type="float" office:value="0.580509" calcext:value-type="float">
            <text:p>0.580509</text:p>
          </table:table-cell>
          <table:table-cell table:formula="of:=-2*[.A212]+3*[.B212]" office:value-type="float" office:value="-0.000110999999999972" calcext:value-type="float">
            <text:p>-0.000110999999999972</text:p>
          </table:table-cell>
        </table:table-row>
        <table:table-row table:style-name="ro1">
          <table:table-cell office:value-type="float" office:value="0.873274" calcext:value-type="float">
            <text:p>0.873274</text:p>
          </table:table-cell>
          <table:table-cell office:value-type="float" office:value="0.582149" calcext:value-type="float">
            <text:p>0.582149</text:p>
          </table:table-cell>
          <table:table-cell table:formula="of:=-2*[.A213]+3*[.B213]" office:value-type="float" office:value="-0.000100999999999907" calcext:value-type="float">
            <text:p>-0.000100999999999907</text:p>
          </table:table-cell>
        </table:table-row>
        <table:table-row table:style-name="ro1">
          <table:table-cell office:value-type="float" office:value="0.875753" calcext:value-type="float">
            <text:p>0.875753</text:p>
          </table:table-cell>
          <table:table-cell office:value-type="float" office:value="0.583806" calcext:value-type="float">
            <text:p>0.583806</text:p>
          </table:table-cell>
          <table:table-cell table:formula="of:=-2*[.A214]+3*[.B214]" office:value-type="float" office:value="-0.000087999999999866" calcext:value-type="float">
            <text:p>-8.7999999999866E-05</text:p>
          </table:table-cell>
        </table:table-row>
        <table:table-row table:style-name="ro1">
          <table:table-cell office:value-type="float" office:value="0.878257" calcext:value-type="float">
            <text:p>0.878257</text:p>
          </table:table-cell>
          <table:table-cell office:value-type="float" office:value="0.58548" calcext:value-type="float">
            <text:p>0.58548</text:p>
          </table:table-cell>
          <table:table-cell table:formula="of:=-2*[.A215]+3*[.B215]" office:value-type="float" office:value="-0.0000739999999999075" calcext:value-type="float">
            <text:p>-7.39999999999075E-05</text:p>
          </table:table-cell>
        </table:table-row>
        <table:table-row table:style-name="ro1">
          <table:table-cell office:value-type="float" office:value="0.880787" calcext:value-type="float">
            <text:p>0.880787</text:p>
          </table:table-cell>
          <table:table-cell office:value-type="float" office:value="0.58717" calcext:value-type="float">
            <text:p>0.58717</text:p>
          </table:table-cell>
          <table:table-cell table:formula="of:=-2*[.A216]+3*[.B216]" office:value-type="float" office:value="-0.000064000000000064" calcext:value-type="float">
            <text:p>-6.4000000000064E-05</text:p>
          </table:table-cell>
        </table:table-row>
        <table:table-row table:style-name="ro1">
          <table:table-cell office:value-type="float" office:value="0.883344" calcext:value-type="float">
            <text:p>0.883344</text:p>
          </table:table-cell>
          <table:table-cell office:value-type="float" office:value="0.588879" calcext:value-type="float">
            <text:p>0.588879</text:p>
          </table:table-cell>
          <table:table-cell table:formula="of:=-2*[.A217]+3*[.B217]" office:value-type="float" office:value="-0.0000509999999998012" calcext:value-type="float">
            <text:p>-5.09999999998012E-05</text:p>
          </table:table-cell>
        </table:table-row>
        <table:table-row table:style-name="ro1">
          <table:table-cell office:value-type="float" office:value="0.885928" calcext:value-type="float">
            <text:p>0.885928</text:p>
          </table:table-cell>
          <table:table-cell office:value-type="float" office:value="0.590606" calcext:value-type="float">
            <text:p>0.590606</text:p>
          </table:table-cell>
          <table:table-cell table:formula="of:=-2*[.A218]+3*[.B218]" office:value-type="float" office:value="-0.0000380000000002045" calcext:value-type="float">
            <text:p>-3.80000000002045E-05</text:p>
          </table:table-cell>
        </table:table-row>
        <table:table-row table:style-name="ro1">
          <table:table-cell office:value-type="float" office:value="0.88854" calcext:value-type="float">
            <text:p>0.88854</text:p>
          </table:table-cell>
          <table:table-cell office:value-type="float" office:value="0.592351" calcext:value-type="float">
            <text:p>0.592351</text:p>
          </table:table-cell>
          <table:table-cell table:formula="of:=-2*[.A219]+3*[.B219]" office:value-type="float" office:value="-0.0000269999999999992" calcext:value-type="float">
            <text:p>-2.69999999999992E-05</text:p>
          </table:table-cell>
        </table:table-row>
        <table:table-row table:style-name="ro1">
          <table:table-cell office:value-type="float" office:value="0.89118" calcext:value-type="float">
            <text:p>0.89118</text:p>
          </table:table-cell>
          <table:table-cell office:value-type="float" office:value="0.594116" calcext:value-type="float">
            <text:p>0.594116</text:p>
          </table:table-cell>
          <table:table-cell table:formula="of:=-2*[.A220]+3*[.B220]" office:value-type="float" office:value="-0.000012000000000123" calcext:value-type="float">
            <text:p>-1.2000000000123E-05</text:p>
          </table:table-cell>
        </table:table-row>
        <table:table-row table:style-name="ro1">
          <table:table-cell office:value-type="float" office:value="0.89385" calcext:value-type="float">
            <text:p>0.89385</text:p>
          </table:table-cell>
          <table:table-cell office:value-type="float" office:value="0.5959" calcext:value-type="float">
            <text:p>0.5959</text:p>
          </table:table-cell>
          <table:table-cell table:formula="of:=-2*[.A221]+3*[.B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6551" calcext:value-type="float">
            <text:p>0.896551</text:p>
          </table:table-cell>
          <table:table-cell office:value-type="float" office:value="0.597705" calcext:value-type="float">
            <text:p>0.597705</text:p>
          </table:table-cell>
          <table:table-cell table:formula="of:=-2*[.A222]+3*[.B222]" office:value-type="float" office:value="0.0000130000000002628" calcext:value-type="float">
            <text:p>1.30000000002628E-05</text:p>
          </table:table-cell>
        </table:table-row>
        <table:table-row table:style-name="ro1">
          <table:table-cell office:value-type="float" office:value="0.899282" calcext:value-type="float">
            <text:p>0.899282</text:p>
          </table:table-cell>
          <table:table-cell office:value-type="float" office:value="0.599531" calcext:value-type="float">
            <text:p>0.599531</text:p>
          </table:table-cell>
          <table:table-cell table:formula="of:=-2*[.A223]+3*[.B223]" office:value-type="float" office:value="0.0000290000000000568" calcext:value-type="float">
            <text:p>2.90000000000568E-05</text:p>
          </table:table-cell>
        </table:table-row>
        <table:table-row table:style-name="ro1">
          <table:table-cell office:value-type="float" office:value="0.902046" calcext:value-type="float">
            <text:p>0.902046</text:p>
          </table:table-cell>
          <table:table-cell office:value-type="float" office:value="0.601378" calcext:value-type="float">
            <text:p>0.601378</text:p>
          </table:table-cell>
          <table:table-cell table:formula="of:=-2*[.A224]+3*[.B224]" office:value-type="float" office:value="0.0000419999999998755" calcext:value-type="float">
            <text:p>4.19999999998755E-05</text:p>
          </table:table-cell>
        </table:table-row>
        <table:table-row table:style-name="ro1">
          <table:table-cell office:value-type="float" office:value="0.904843" calcext:value-type="float">
            <text:p>0.904843</text:p>
          </table:table-cell>
          <table:table-cell office:value-type="float" office:value="0.603247" calcext:value-type="float">
            <text:p>0.603247</text:p>
          </table:table-cell>
          <table:table-cell table:formula="of:=-2*[.A225]+3*[.B225]" office:value-type="float" office:value="0.0000549999999999162" calcext:value-type="float">
            <text:p>5.49999999999162E-05</text:p>
          </table:table-cell>
        </table:table-row>
        <table:table-row table:style-name="ro1">
          <table:table-cell office:value-type="float" office:value="0.907674" calcext:value-type="float">
            <text:p>0.907674</text:p>
          </table:table-cell>
          <table:table-cell office:value-type="float" office:value="0.605139" calcext:value-type="float">
            <text:p>0.605139</text:p>
          </table:table-cell>
          <table:table-cell table:formula="of:=-2*[.A226]+3*[.B226]" office:value-type="float" office:value="0.0000690000000000968" calcext:value-type="float">
            <text:p>6.90000000000968E-05</text:p>
          </table:table-cell>
        </table:table-row>
        <table:table-row table:style-name="ro1">
          <table:table-cell office:value-type="float" office:value="0.91054" calcext:value-type="float">
            <text:p>0.91054</text:p>
          </table:table-cell>
          <table:table-cell office:value-type="float" office:value="0.607055" calcext:value-type="float">
            <text:p>0.607055</text:p>
          </table:table-cell>
          <table:table-cell table:formula="of:=-2*[.A227]+3*[.B227]" office:value-type="float" office:value="0.0000850000000001128" calcext:value-type="float">
            <text:p>8.50000000001128E-05</text:p>
          </table:table-cell>
        </table:table-row>
        <table:table-row table:style-name="ro1">
          <table:table-cell office:value-type="float" office:value="0.913442" calcext:value-type="float">
            <text:p>0.913442</text:p>
          </table:table-cell>
          <table:table-cell office:value-type="float" office:value="0.608995" calcext:value-type="float">
            <text:p>0.608995</text:p>
          </table:table-cell>
          <table:table-cell table:formula="of:=-2*[.A228]+3*[.B228]" office:value-type="float" office:value="0.000100999999999907" calcext:value-type="float">
            <text:p>0.000100999999999907</text:p>
          </table:table-cell>
        </table:table-row>
        <table:table-row table:style-name="ro1">
          <table:table-cell office:value-type="float" office:value="0.916381" calcext:value-type="float">
            <text:p>0.916381</text:p>
          </table:table-cell>
          <table:table-cell office:value-type="float" office:value="0.61096" calcext:value-type="float">
            <text:p>0.61096</text:p>
          </table:table-cell>
          <table:table-cell table:formula="of:=-2*[.A229]+3*[.B229]" office:value-type="float" office:value="0.00011799999999984" calcext:value-type="float">
            <text:p>0.00011799999999984</text:p>
          </table:table-cell>
        </table:table-row>
        <table:table-row table:style-name="ro1">
          <table:table-cell office:value-type="float" office:value="0.919359" calcext:value-type="float">
            <text:p>0.919359</text:p>
          </table:table-cell>
          <table:table-cell office:value-type="float" office:value="0.612951" calcext:value-type="float">
            <text:p>0.612951</text:p>
          </table:table-cell>
          <table:table-cell table:formula="of:=-2*[.A230]+3*[.B230]" office:value-type="float" office:value="0.000134999999999996" calcext:value-type="float">
            <text:p>0.000134999999999996</text:p>
          </table:table-cell>
        </table:table-row>
        <table:table-row table:style-name="ro1">
          <table:table-cell office:value-type="float" office:value="0.922377" calcext:value-type="float">
            <text:p>0.922377</text:p>
          </table:table-cell>
          <table:table-cell office:value-type="float" office:value="0.614968" calcext:value-type="float">
            <text:p>0.614968</text:p>
          </table:table-cell>
          <table:table-cell table:formula="of:=-2*[.A231]+3*[.B231]" office:value-type="float" office:value="0.000149999999999872" calcext:value-type="float">
            <text:p>0.000149999999999872</text:p>
          </table:table-cell>
        </table:table-row>
        <table:table-row table:style-name="ro1">
          <table:table-cell office:value-type="float" office:value="0.925435" calcext:value-type="float">
            <text:p>0.925435</text:p>
          </table:table-cell>
          <table:table-cell office:value-type="float" office:value="0.617013" calcext:value-type="float">
            <text:p>0.617013</text:p>
          </table:table-cell>
          <table:table-cell table:formula="of:=-2*[.A232]+3*[.B232]" office:value-type="float" office:value="0.000169000000000086" calcext:value-type="float">
            <text:p>0.000169000000000086</text:p>
          </table:table-cell>
        </table:table-row>
        <table:table-row table:style-name="ro1">
          <table:table-cell office:value-type="float" office:value="0.928536" calcext:value-type="float">
            <text:p>0.928536</text:p>
          </table:table-cell>
          <table:table-cell office:value-type="float" office:value="0.619086" calcext:value-type="float">
            <text:p>0.619086</text:p>
          </table:table-cell>
          <table:table-cell table:formula="of:=-2*[.A233]+3*[.B233]" office:value-type="float" office:value="0.000186000000000019" calcext:value-type="float">
            <text:p>0.000186000000000019</text:p>
          </table:table-cell>
        </table:table-row>
        <table:table-row table:style-name="ro1">
          <table:table-cell office:value-type="float" office:value="0.93168" calcext:value-type="float">
            <text:p>0.93168</text:p>
          </table:table-cell>
          <table:table-cell office:value-type="float" office:value="0.621189" calcext:value-type="float">
            <text:p>0.621189</text:p>
          </table:table-cell>
          <table:table-cell table:formula="of:=-2*[.A234]+3*[.B234]" office:value-type="float" office:value="0.000207000000000068" calcext:value-type="float">
            <text:p>0.000207000000000068</text:p>
          </table:table-cell>
        </table:table-row>
        <table:table-row table:style-name="ro1">
          <table:table-cell office:value-type="float" office:value="0.93487" calcext:value-type="float">
            <text:p>0.93487</text:p>
          </table:table-cell>
          <table:table-cell office:value-type="float" office:value="0.623321" calcext:value-type="float">
            <text:p>0.623321</text:p>
          </table:table-cell>
          <table:table-cell table:formula="of:=-2*[.A235]+3*[.B235]" office:value-type="float" office:value="0.000223000000000084" calcext:value-type="float">
            <text:p>0.000223000000000084</text:p>
          </table:table-cell>
        </table:table-row>
        <table:table-row table:style-name="ro1">
          <table:table-cell office:value-type="float" office:value="0.938106" calcext:value-type="float">
            <text:p>0.938106</text:p>
          </table:table-cell>
          <table:table-cell office:value-type="float" office:value="0.625485" calcext:value-type="float">
            <text:p>0.625485</text:p>
          </table:table-cell>
          <table:table-cell table:formula="of:=-2*[.A236]+3*[.B236]" office:value-type="float" office:value="0.000242999999999993" calcext:value-type="float">
            <text:p>0.000242999999999993</text:p>
          </table:table-cell>
        </table:table-row>
        <table:table-row table:style-name="ro1">
          <table:table-cell office:value-type="float" office:value="0.94139" calcext:value-type="float">
            <text:p>0.94139</text:p>
          </table:table-cell>
          <table:table-cell office:value-type="float" office:value="0.627682" calcext:value-type="float">
            <text:p>0.627682</text:p>
          </table:table-cell>
          <table:table-cell table:formula="of:=-2*[.A237]+3*[.B237]" office:value-type="float" office:value="0.000265999999999877" calcext:value-type="float">
            <text:p>0.000265999999999877</text:p>
          </table:table-cell>
        </table:table-row>
        <table:table-row table:style-name="ro1">
          <table:table-cell office:value-type="float" office:value="0.944725" calcext:value-type="float">
            <text:p>0.944725</text:p>
          </table:table-cell>
          <table:table-cell office:value-type="float" office:value="0.629912" calcext:value-type="float">
            <text:p>0.629912</text:p>
          </table:table-cell>
          <table:table-cell table:formula="of:=-2*[.A238]+3*[.B238]" office:value-type="float" office:value="0.000286000000000008" calcext:value-type="float">
            <text:p>0.000286000000000008</text:p>
          </table:table-cell>
        </table:table-row>
        <table:table-row table:style-name="ro1">
          <table:table-cell office:value-type="float" office:value="0.94811" calcext:value-type="float">
            <text:p>0.94811</text:p>
          </table:table-cell>
          <table:table-cell office:value-type="float" office:value="0.632176" calcext:value-type="float">
            <text:p>0.632176</text:p>
          </table:table-cell>
          <table:table-cell table:formula="of:=-2*[.A239]+3*[.B239]" office:value-type="float" office:value="0.000307999999999975" calcext:value-type="float">
            <text:p>0.000307999999999975</text:p>
          </table:table-cell>
        </table:table-row>
        <table:table-row table:style-name="ro1">
          <table:table-cell office:value-type="float" office:value="0.95155" calcext:value-type="float">
            <text:p>0.95155</text:p>
          </table:table-cell>
          <table:table-cell office:value-type="float" office:value="0.634477" calcext:value-type="float">
            <text:p>0.634477</text:p>
          </table:table-cell>
          <table:table-cell table:formula="of:=-2*[.A240]+3*[.B240]" office:value-type="float" office:value="0.000330999999999859" calcext:value-type="float">
            <text:p>0.000330999999999859</text:p>
          </table:table-cell>
        </table:table-row>
        <table:table-row table:style-name="ro1">
          <table:table-cell office:value-type="float" office:value="0.955045" calcext:value-type="float">
            <text:p>0.955045</text:p>
          </table:table-cell>
          <table:table-cell office:value-type="float" office:value="0.636815" calcext:value-type="float">
            <text:p>0.636815</text:p>
          </table:table-cell>
          <table:table-cell table:formula="of:=-2*[.A241]+3*[.B241]" office:value-type="float" office:value="0.000355000000000105" calcext:value-type="float">
            <text:p>0.000355000000000105</text:p>
          </table:table-cell>
        </table:table-row>
        <table:table-row table:style-name="ro1">
          <table:table-cell office:value-type="float" office:value="0.958597" calcext:value-type="float">
            <text:p>0.958597</text:p>
          </table:table-cell>
          <table:table-cell office:value-type="float" office:value="0.639192" calcext:value-type="float">
            <text:p>0.639192</text:p>
          </table:table-cell>
          <table:table-cell table:formula="of:=-2*[.A242]+3*[.B242]" office:value-type="float" office:value="0.000381999999999882" calcext:value-type="float">
            <text:p>0.000381999999999882</text:p>
          </table:table-cell>
        </table:table-row>
        <table:table-row table:style-name="ro1">
          <table:table-cell office:value-type="float" office:value="0.962209" calcext:value-type="float">
            <text:p>0.962209</text:p>
          </table:table-cell>
          <table:table-cell office:value-type="float" office:value="0.641609" calcext:value-type="float">
            <text:p>0.641609</text:p>
          </table:table-cell>
          <table:table-cell table:formula="of:=-2*[.A243]+3*[.B243]" office:value-type="float" office:value="0.000409000000000104" calcext:value-type="float">
            <text:p>0.000409000000000104</text:p>
          </table:table-cell>
        </table:table-row>
        <table:table-row table:style-name="ro1">
          <table:table-cell office:value-type="float" office:value="0.965884" calcext:value-type="float">
            <text:p>0.965884</text:p>
          </table:table-cell>
          <table:table-cell office:value-type="float" office:value="0.644068" calcext:value-type="float">
            <text:p>0.644068</text:p>
          </table:table-cell>
          <table:table-cell table:formula="of:=-2*[.A244]+3*[.B244]" office:value-type="float" office:value="0.000436000000000103" calcext:value-type="float">
            <text:p>0.000436000000000103</text:p>
          </table:table-cell>
        </table:table-row>
        <table:table-row table:style-name="ro1">
          <table:table-cell office:value-type="float" office:value="0.969622" calcext:value-type="float">
            <text:p>0.969622</text:p>
          </table:table-cell>
          <table:table-cell office:value-type="float" office:value="0.64657" calcext:value-type="float">
            <text:p>0.64657</text:p>
          </table:table-cell>
          <table:table-cell table:formula="of:=-2*[.A245]+3*[.B245]" office:value-type="float" office:value="0.000465999999999855" calcext:value-type="float">
            <text:p>0.000465999999999855</text:p>
          </table:table-cell>
        </table:table-row>
        <table:table-row table:style-name="ro1">
          <table:table-cell office:value-type="float" office:value="0.973428" calcext:value-type="float">
            <text:p>0.973428</text:p>
          </table:table-cell>
          <table:table-cell office:value-type="float" office:value="0.649117" calcext:value-type="float">
            <text:p>0.649117</text:p>
          </table:table-cell>
          <table:table-cell table:formula="of:=-2*[.A246]+3*[.B246]" office:value-type="float" office:value="0.000495000000000356" calcext:value-type="float">
            <text:p>0.000495000000000356</text:p>
          </table:table-cell>
        </table:table-row>
        <table:table-row table:style-name="ro1">
          <table:table-cell office:value-type="float" office:value="0.977304" calcext:value-type="float">
            <text:p>0.977304</text:p>
          </table:table-cell>
          <table:table-cell office:value-type="float" office:value="0.651712" calcext:value-type="float">
            <text:p>0.651712</text:p>
          </table:table-cell>
          <table:table-cell table:formula="of:=-2*[.A247]+3*[.B247]" office:value-type="float" office:value="0.000528000000000084" calcext:value-type="float">
            <text:p>0.000528000000000084</text:p>
          </table:table-cell>
        </table:table-row>
        <table:table-row table:style-name="ro1">
          <table:table-cell office:value-type="float" office:value="0.981252" calcext:value-type="float">
            <text:p>0.981252</text:p>
          </table:table-cell>
          <table:table-cell office:value-type="float" office:value="0.654355" calcext:value-type="float">
            <text:p>0.654355</text:p>
          </table:table-cell>
          <table:table-cell table:formula="of:=-2*[.A248]+3*[.B248]" office:value-type="float" office:value="0.000561000000000034" calcext:value-type="float">
            <text:p>0.000561000000000034</text:p>
          </table:table-cell>
        </table:table-row>
        <table:table-row table:style-name="ro1">
          <table:table-cell office:value-type="float" office:value="0.985276" calcext:value-type="float">
            <text:p>0.985276</text:p>
          </table:table-cell>
          <table:table-cell office:value-type="float" office:value="0.65705" calcext:value-type="float">
            <text:p>0.65705</text:p>
          </table:table-cell>
          <table:table-cell table:formula="of:=-2*[.A249]+3*[.B249]" office:value-type="float" office:value="0.000598000000000099" calcext:value-type="float">
            <text:p>0.000598000000000099</text:p>
          </table:table-cell>
        </table:table-row>
        <table:table-row table:style-name="ro1">
          <table:table-cell office:value-type="float" office:value="0.989379" calcext:value-type="float">
            <text:p>0.989379</text:p>
          </table:table-cell>
          <table:table-cell office:value-type="float" office:value="0.659798" calcext:value-type="float">
            <text:p>0.659798</text:p>
          </table:table-cell>
          <table:table-cell table:formula="of:=-2*[.A250]+3*[.B250]" office:value-type="float" office:value="0.000636000000000081" calcext:value-type="float">
            <text:p>0.000636000000000081</text:p>
          </table:table-cell>
        </table:table-row>
        <table:table-row table:style-name="ro1">
          <table:table-cell office:value-type="float" office:value="0.993565" calcext:value-type="float">
            <text:p>0.993565</text:p>
          </table:table-cell>
          <table:table-cell office:value-type="float" office:value="0.662602" calcext:value-type="float">
            <text:p>0.662602</text:p>
          </table:table-cell>
          <table:table-cell table:formula="of:=-2*[.A251]+3*[.B251]" office:value-type="float" office:value="0.000675999999999899" calcext:value-type="float">
            <text:p>0.000675999999999899</text:p>
          </table:table-cell>
        </table:table-row>
        <table:table-row table:style-name="ro1">
          <table:table-cell office:value-type="float" office:value="0.997836" calcext:value-type="float">
            <text:p>0.997836</text:p>
          </table:table-cell>
          <table:table-cell office:value-type="float" office:value="0.665463" calcext:value-type="float">
            <text:p>0.665463</text:p>
          </table:table-cell>
          <table:table-cell table:formula="of:=-2*[.A252]+3*[.B252]" office:value-type="float" office:value="0.000717000000000301" calcext:value-type="float">
            <text:p>0.000717000000000301</text:p>
          </table:table-cell>
        </table:table-row>
        <table:table-row table:style-name="ro1">
          <table:table-cell office:value-type="float" office:value="1.0022" calcext:value-type="float">
            <text:p>1.0022</text:p>
          </table:table-cell>
          <table:table-cell office:value-type="float" office:value="0.668386" calcext:value-type="float">
            <text:p>0.668386</text:p>
          </table:table-cell>
          <table:table-cell table:formula="of:=-2*[.A253]+3*[.B253]" office:value-type="float" office:value="0.000758000000000259" calcext:value-type="float">
            <text:p>0.000758000000000259</text:p>
          </table:table-cell>
        </table:table-row>
        <table:table-row table:style-name="ro1">
          <table:table-cell office:value-type="float" office:value="1.00665" calcext:value-type="float">
            <text:p>1.00665</text:p>
          </table:table-cell>
          <table:table-cell office:value-type="float" office:value="0.671373" calcext:value-type="float">
            <text:p>0.671373</text:p>
          </table:table-cell>
          <table:table-cell table:formula="of:=-2*[.A254]+3*[.B254]" office:value-type="float" office:value="0.000818999999999903" calcext:value-type="float">
            <text:p>0.000818999999999903</text:p>
          </table:table-cell>
        </table:table-row>
        <table:table-row table:style-name="ro1">
          <table:table-cell office:value-type="float" office:value="1.01121" calcext:value-type="float">
            <text:p>1.01121</text:p>
          </table:table-cell>
          <table:table-cell office:value-type="float" office:value="0.674427" calcext:value-type="float">
            <text:p>0.674427</text:p>
          </table:table-cell>
          <table:table-cell table:formula="of:=-2*[.A255]+3*[.B255]" office:value-type="float" office:value="0.000861000000000001" calcext:value-type="float">
            <text:p>0.000861000000000001</text:p>
          </table:table-cell>
        </table:table-row>
        <table:table-row table:style-name="ro1">
          <table:table-cell office:value-type="float" office:value="1.01587" calcext:value-type="float">
            <text:p>1.01587</text:p>
          </table:table-cell>
          <table:table-cell office:value-type="float" office:value="0.677551" calcext:value-type="float">
            <text:p>0.677551</text:p>
          </table:table-cell>
          <table:table-cell table:formula="of:=-2*[.A256]+3*[.B256]" office:value-type="float" office:value="0.00091299999999972" calcext:value-type="float">
            <text:p>0.00091299999999972</text:p>
          </table:table-cell>
        </table:table-row>
        <table:table-row table:style-name="ro1">
          <table:table-cell office:value-type="float" office:value="1.02064" calcext:value-type="float">
            <text:p>1.02064</text:p>
          </table:table-cell>
          <table:table-cell office:value-type="float" office:value="0.680749" calcext:value-type="float">
            <text:p>0.680749</text:p>
          </table:table-cell>
          <table:table-cell table:formula="of:=-2*[.A257]+3*[.B257]" office:value-type="float" office:value="0.000967000000000162" calcext:value-type="float">
            <text:p>0.000967000000000162</text:p>
          </table:table-cell>
        </table:table-row>
        <table:table-row table:style-name="ro1">
          <table:table-cell office:value-type="float" office:value="1.02552" calcext:value-type="float">
            <text:p>1.02552</text:p>
          </table:table-cell>
          <table:table-cell office:value-type="float" office:value="0.684024" calcext:value-type="float">
            <text:p>0.684024</text:p>
          </table:table-cell>
          <table:table-cell table:formula="of:=-2*[.A258]+3*[.B258]" office:value-type="float" office:value="0.00103199999999992" calcext:value-type="float">
            <text:p>0.00103199999999992</text:p>
          </table:table-cell>
        </table:table-row>
        <table:table-row table:style-name="ro1">
          <table:table-cell office:value-type="float" office:value="1.03052" calcext:value-type="float">
            <text:p>1.03052</text:p>
          </table:table-cell>
          <table:table-cell office:value-type="float" office:value="0.687381" calcext:value-type="float">
            <text:p>0.687381</text:p>
          </table:table-cell>
          <table:table-cell table:formula="of:=-2*[.A259]+3*[.B259]" office:value-type="float" office:value="0.00110299999999963" calcext:value-type="float">
            <text:p>0.00110299999999963</text:p>
          </table:table-cell>
        </table:table-row>
        <table:table-row table:style-name="ro1">
          <table:table-cell office:value-type="float" office:value="1.03565" calcext:value-type="float">
            <text:p>1.03565</text:p>
          </table:table-cell>
          <table:table-cell office:value-type="float" office:value="0.690825" calcext:value-type="float">
            <text:p>0.690825</text:p>
          </table:table-cell>
          <table:table-cell table:formula="of:=-2*[.A260]+3*[.B260]" office:value-type="float" office:value="0.00117499999999993" calcext:value-type="float">
            <text:p>0.00117499999999993</text:p>
          </table:table-cell>
        </table:table-row>
        <table:table-row table:style-name="ro1">
          <table:table-cell office:value-type="float" office:value="1.04091" calcext:value-type="float">
            <text:p>1.04091</text:p>
          </table:table-cell>
          <table:table-cell office:value-type="float" office:value="0.69436" calcext:value-type="float">
            <text:p>0.69436</text:p>
          </table:table-cell>
          <table:table-cell table:formula="of:=-2*[.A261]+3*[.B261]" office:value-type="float" office:value="0.00125999999999982" calcext:value-type="float">
            <text:p>0.00125999999999982</text:p>
          </table:table-cell>
        </table:table-row>
        <table:table-row table:style-name="ro1">
          <table:table-cell office:value-type="float" office:value="1.04632" calcext:value-type="float">
            <text:p>1.04632</text:p>
          </table:table-cell>
          <table:table-cell office:value-type="float" office:value="0.697991" calcext:value-type="float">
            <text:p>0.697991</text:p>
          </table:table-cell>
          <table:table-cell table:formula="of:=-2*[.A262]+3*[.B262]" office:value-type="float" office:value="0.00133300000000025" calcext:value-type="float">
            <text:p>0.00133300000000025</text:p>
          </table:table-cell>
        </table:table-row>
        <table:table-row table:style-name="ro1">
          <table:table-cell office:value-type="float" office:value="1.05187" calcext:value-type="float">
            <text:p>1.05187</text:p>
          </table:table-cell>
          <table:table-cell office:value-type="float" office:value="0.701725" calcext:value-type="float">
            <text:p>0.701725</text:p>
          </table:table-cell>
          <table:table-cell table:formula="of:=-2*[.A263]+3*[.B263]" office:value-type="float" office:value="0.00143499999999985" calcext:value-type="float">
            <text:p>0.00143499999999985</text:p>
          </table:table-cell>
        </table:table-row>
        <table:table-row table:style-name="ro1">
          <table:table-cell office:value-type="float" office:value="1.05758" calcext:value-type="float">
            <text:p>1.05758</text:p>
          </table:table-cell>
          <table:table-cell office:value-type="float" office:value="0.705567" calcext:value-type="float">
            <text:p>0.705567</text:p>
          </table:table-cell>
          <table:table-cell table:formula="of:=-2*[.A264]+3*[.B264]" office:value-type="float" office:value="0.00154100000000001" calcext:value-type="float">
            <text:p>0.00154100000000001</text:p>
          </table:table-cell>
        </table:table-row>
        <table:table-row table:style-name="ro1">
          <table:table-cell office:value-type="float" office:value="1.06346" calcext:value-type="float">
            <text:p>1.06346</text:p>
          </table:table-cell>
          <table:table-cell office:value-type="float" office:value="0.709524" calcext:value-type="float">
            <text:p>0.709524</text:p>
          </table:table-cell>
          <table:table-cell table:formula="of:=-2*[.A265]+3*[.B265]" office:value-type="float" office:value="0.00165199999999999" calcext:value-type="float">
            <text:p>0.00165199999999999</text:p>
          </table:table-cell>
        </table:table-row>
        <table:table-row table:style-name="ro1">
          <table:table-cell office:value-type="float" office:value="1.06952" calcext:value-type="float">
            <text:p>1.06952</text:p>
          </table:table-cell>
          <table:table-cell office:value-type="float" office:value="0.713604" calcext:value-type="float">
            <text:p>0.713604</text:p>
          </table:table-cell>
          <table:table-cell table:formula="of:=-2*[.A266]+3*[.B266]" office:value-type="float" office:value="0.00177199999999988" calcext:value-type="float">
            <text:p>0.00177199999999988</text:p>
          </table:table-cell>
        </table:table-row>
        <table:table-row table:style-name="ro1">
          <table:table-cell office:value-type="float" office:value="1.07577" calcext:value-type="float">
            <text:p>1.07577</text:p>
          </table:table-cell>
          <table:table-cell office:value-type="float" office:value="0.717815" calcext:value-type="float">
            <text:p>0.717815</text:p>
          </table:table-cell>
          <table:table-cell table:formula="of:=-2*[.A267]+3*[.B267]" office:value-type="float" office:value="0.00190500000000027" calcext:value-type="float">
            <text:p>0.00190500000000027</text:p>
          </table:table-cell>
        </table:table-row>
        <table:table-row table:style-name="ro1">
          <table:table-cell office:value-type="float" office:value="1.08223" calcext:value-type="float">
            <text:p>1.08223</text:p>
          </table:table-cell>
          <table:table-cell office:value-type="float" office:value="0.722166" calcext:value-type="float">
            <text:p>0.722166</text:p>
          </table:table-cell>
          <table:table-cell table:formula="of:=-2*[.A268]+3*[.B268]" office:value-type="float" office:value="0.00203799999999976" calcext:value-type="float">
            <text:p>0.00203799999999976</text:p>
          </table:table-cell>
        </table:table-row>
        <table:table-row table:style-name="ro1">
          <table:table-cell office:value-type="float" office:value="1.0889" calcext:value-type="float">
            <text:p>1.0889</text:p>
          </table:table-cell>
          <table:table-cell office:value-type="float" office:value="0.726668" calcext:value-type="float">
            <text:p>0.726668</text:p>
          </table:table-cell>
          <table:table-cell table:formula="of:=-2*[.A269]+3*[.B269]" office:value-type="float" office:value="0.00220399999999987" calcext:value-type="float">
            <text:p>0.00220399999999987</text:p>
          </table:table-cell>
        </table:table-row>
        <table:table-row table:style-name="ro1">
          <table:table-cell office:value-type="float" office:value="1.09581" calcext:value-type="float">
            <text:p>1.09581</text:p>
          </table:table-cell>
          <table:table-cell office:value-type="float" office:value="0.73133" calcext:value-type="float">
            <text:p>0.73133</text:p>
          </table:table-cell>
          <table:table-cell table:formula="of:=-2*[.A270]+3*[.B270]" office:value-type="float" office:value="0.00237000000000043" calcext:value-type="float">
            <text:p>0.00237000000000043</text:p>
          </table:table-cell>
        </table:table-row>
        <table:table-row table:style-name="ro1">
          <table:table-cell office:value-type="float" office:value="1.10296" calcext:value-type="float">
            <text:p>1.10296</text:p>
          </table:table-cell>
          <table:table-cell office:value-type="float" office:value="0.736167" calcext:value-type="float">
            <text:p>0.736167</text:p>
          </table:table-cell>
          <table:table-cell table:formula="of:=-2*[.A271]+3*[.B271]" office:value-type="float" office:value="0.00258100000000017" calcext:value-type="float">
            <text:p>0.00258100000000017</text:p>
          </table:table-cell>
        </table:table-row>
        <table:table-row table:style-name="ro1">
          <table:table-cell office:value-type="float" office:value="1.11039" calcext:value-type="float">
            <text:p>1.11039</text:p>
          </table:table-cell>
          <table:table-cell office:value-type="float" office:value="0.741191" calcext:value-type="float">
            <text:p>0.741191</text:p>
          </table:table-cell>
          <table:table-cell table:formula="of:=-2*[.A272]+3*[.B272]" office:value-type="float" office:value="0.00279300000000005" calcext:value-type="float">
            <text:p>0.00279300000000005</text:p>
          </table:table-cell>
        </table:table-row>
        <table:table-row table:style-name="ro1">
          <table:table-cell office:value-type="float" office:value="1.1181" calcext:value-type="float">
            <text:p>1.1181</text:p>
          </table:table-cell>
          <table:table-cell office:value-type="float" office:value="0.746419" calcext:value-type="float">
            <text:p>0.746419</text:p>
          </table:table-cell>
          <table:table-cell table:formula="of:=-2*[.A273]+3*[.B273]" office:value-type="float" office:value="0.00305700000000009" calcext:value-type="float">
            <text:p>0.00305700000000009</text:p>
          </table:table-cell>
        </table:table-row>
        <table:table-row table:style-name="ro1">
          <table:table-cell office:value-type="float" office:value="1.12614" calcext:value-type="float">
            <text:p>1.12614</text:p>
          </table:table-cell>
          <table:table-cell office:value-type="float" office:value="0.751867" calcext:value-type="float">
            <text:p>0.751867</text:p>
          </table:table-cell>
          <table:table-cell table:formula="of:=-2*[.A274]+3*[.B274]" office:value-type="float" office:value="0.00332100000000013" calcext:value-type="float">
            <text:p>0.00332100000000013</text:p>
          </table:table-cell>
        </table:table-row>
        <table:table-row table:style-name="ro1">
          <table:table-cell office:value-type="float" office:value="1.13451" calcext:value-type="float">
            <text:p>1.13451</text:p>
          </table:table-cell>
          <table:table-cell office:value-type="float" office:value="0.757557" calcext:value-type="float">
            <text:p>0.757557</text:p>
          </table:table-cell>
          <table:table-cell table:formula="of:=-2*[.A275]+3*[.B275]" office:value-type="float" office:value="0.00365100000000007" calcext:value-type="float">
            <text:p>0.00365100000000007</text:p>
          </table:table-cell>
        </table:table-row>
        <table:table-row table:style-name="ro1">
          <table:table-cell office:value-type="float" office:value="1.14326" calcext:value-type="float">
            <text:p>1.14326</text:p>
          </table:table-cell>
          <table:table-cell office:value-type="float" office:value="0.763511" calcext:value-type="float">
            <text:p>0.763511</text:p>
          </table:table-cell>
          <table:table-cell table:formula="of:=-2*[.A276]+3*[.B276]" office:value-type="float" office:value="0.00401300000000004" calcext:value-type="float">
            <text:p>0.00401300000000004</text:p>
          </table:table-cell>
        </table:table-row>
        <table:table-row table:style-name="ro1">
          <table:table-cell office:value-type="float" office:value="1.15242" calcext:value-type="float">
            <text:p>1.15242</text:p>
          </table:table-cell>
          <table:table-cell office:value-type="float" office:value="0.769756" calcext:value-type="float">
            <text:p>0.769756</text:p>
          </table:table-cell>
          <table:table-cell table:formula="of:=-2*[.A277]+3*[.B277]" office:value-type="float" office:value="0.00442799999999988" calcext:value-type="float">
            <text:p>0.00442799999999988</text:p>
          </table:table-cell>
        </table:table-row>
        <table:table-row table:style-name="ro1">
          <table:table-cell office:value-type="float" office:value="1.16202" calcext:value-type="float">
            <text:p>1.16202</text:p>
          </table:table-cell>
          <table:table-cell office:value-type="float" office:value="0.776322" calcext:value-type="float">
            <text:p>0.776322</text:p>
          </table:table-cell>
          <table:table-cell table:formula="of:=-2*[.A278]+3*[.B278]" office:value-type="float" office:value="0.00492599999999976" calcext:value-type="float">
            <text:p>0.00492599999999976</text:p>
          </table:table-cell>
        </table:table-row>
        <table:table-row table:style-name="ro1">
          <table:table-cell office:value-type="float" office:value="1.17212" calcext:value-type="float">
            <text:p>1.17212</text:p>
          </table:table-cell>
          <table:table-cell office:value-type="float" office:value="0.783245" calcext:value-type="float">
            <text:p>0.783245</text:p>
          </table:table-cell>
          <table:table-cell table:formula="of:=-2*[.A279]+3*[.B279]" office:value-type="float" office:value="0.00549499999999981" calcext:value-type="float">
            <text:p>0.00549499999999981</text:p>
          </table:table-cell>
        </table:table-row>
        <table:table-row table:style-name="ro1">
          <table:table-cell office:value-type="float" office:value="1.18277" calcext:value-type="float">
            <text:p>1.18277</text:p>
          </table:table-cell>
          <table:table-cell office:value-type="float" office:value="0.790566" calcext:value-type="float">
            <text:p>0.790566</text:p>
          </table:table-cell>
          <table:table-cell table:formula="of:=-2*[.A280]+3*[.B280]" office:value-type="float" office:value="0.00615799999999966" calcext:value-type="float">
            <text:p>0.00615799999999966</text:p>
          </table:table-cell>
        </table:table-row>
        <table:table-row table:style-name="ro1">
          <table:table-cell office:value-type="float" office:value="1.19403" calcext:value-type="float">
            <text:p>1.19403</text:p>
          </table:table-cell>
          <table:table-cell office:value-type="float" office:value="0.798338" calcext:value-type="float">
            <text:p>0.798338</text:p>
          </table:table-cell>
          <table:table-cell table:formula="of:=-2*[.A281]+3*[.B281]" office:value-type="float" office:value="0.00695399999999991" calcext:value-type="float">
            <text:p>0.00695399999999991</text:p>
          </table:table-cell>
        </table:table-row>
        <table:table-row table:style-name="ro1">
          <table:table-cell office:value-type="float" office:value="1.20597" calcext:value-type="float">
            <text:p>1.20597</text:p>
          </table:table-cell>
          <table:table-cell office:value-type="float" office:value="0.806619" calcext:value-type="float">
            <text:p>0.806619</text:p>
          </table:table-cell>
          <table:table-cell table:formula="of:=-2*[.A282]+3*[.B282]" office:value-type="float" office:value="0.00791699999999995" calcext:value-type="float">
            <text:p>0.00791699999999995</text:p>
          </table:table-cell>
        </table:table-row>
        <table:table-row table:style-name="ro1">
          <table:table-cell office:value-type="float" office:value="1.21868" calcext:value-type="float">
            <text:p>1.21868</text:p>
          </table:table-cell>
          <table:table-cell office:value-type="float" office:value="0.815484" calcext:value-type="float">
            <text:p>0.815484</text:p>
          </table:table-cell>
          <table:table-cell table:formula="of:=-2*[.A283]+3*[.B283]" office:value-type="float" office:value="0.00909199999999988" calcext:value-type="float">
            <text:p>0.00909199999999988</text:p>
          </table:table-cell>
        </table:table-row>
        <table:table-row table:style-name="ro1">
          <table:table-cell office:value-type="float" office:value="1.23228" calcext:value-type="float">
            <text:p>1.23228</text:p>
          </table:table-cell>
          <table:table-cell office:value-type="float" office:value="0.825024" calcext:value-type="float">
            <text:p>0.825024</text:p>
          </table:table-cell>
          <table:table-cell table:formula="of:=-2*[.A284]+3*[.B284]" office:value-type="float" office:value="0.0105119999999999" calcext:value-type="float">
            <text:p>0.0105119999999999</text:p>
          </table:table-cell>
        </table:table-row>
        <table:table-row table:style-name="ro1">
          <table:table-cell office:value-type="float" office:value="1.24687" calcext:value-type="float">
            <text:p>1.24687</text:p>
          </table:table-cell>
          <table:table-cell office:value-type="float" office:value="0.835355" calcext:value-type="float">
            <text:p>0.835355</text:p>
          </table:table-cell>
          <table:table-cell table:formula="of:=-2*[.A285]+3*[.B285]" office:value-type="float" office:value="0.0123250000000001" calcext:value-type="float">
            <text:p>0.0123250000000001</text:p>
          </table:table-cell>
        </table:table-row>
        <table:table-row table:style-name="ro1">
          <table:table-cell office:value-type="float" office:value="1.26264" calcext:value-type="float">
            <text:p>1.26264</text:p>
          </table:table-cell>
          <table:table-cell office:value-type="float" office:value="0.846624" calcext:value-type="float">
            <text:p>0.846624</text:p>
          </table:table-cell>
          <table:table-cell table:formula="of:=-2*[.A286]+3*[.B286]" office:value-type="float" office:value="0.0145919999999999" calcext:value-type="float">
            <text:p>0.0145919999999999</text:p>
          </table:table-cell>
        </table:table-row>
        <table:table-row table:style-name="ro1">
          <table:table-cell office:value-type="float" office:value="1.27977" calcext:value-type="float">
            <text:p>1.27977</text:p>
          </table:table-cell>
          <table:table-cell office:value-type="float" office:value="0.859024" calcext:value-type="float">
            <text:p>0.859024</text:p>
          </table:table-cell>
          <table:table-cell table:formula="of:=-2*[.A287]+3*[.B287]" office:value-type="float" office:value="0.0175320000000001" calcext:value-type="float">
            <text:p>0.0175320000000001</text:p>
          </table:table-cell>
        </table:table-row>
        <table:table-row table:style-name="ro1">
          <table:table-cell office:value-type="float" office:value="1.29854" calcext:value-type="float">
            <text:p>1.29854</text:p>
          </table:table-cell>
          <table:table-cell office:value-type="float" office:value="0.872807" calcext:value-type="float">
            <text:p>0.872807</text:p>
          </table:table-cell>
          <table:table-cell table:formula="of:=-2*[.A288]+3*[.B288]" office:value-type="float" office:value="0.0213410000000001" calcext:value-type="float">
            <text:p>0.0213410000000001</text:p>
          </table:table-cell>
        </table:table-row>
        <table:table-row table:style-name="ro1">
          <table:table-cell office:value-type="float" office:value="1.31931" calcext:value-type="float">
            <text:p>1.31931</text:p>
          </table:table-cell>
          <table:table-cell office:value-type="float" office:value="0.88831" calcext:value-type="float">
            <text:p>0.88831</text:p>
          </table:table-cell>
          <table:table-cell table:formula="of:=-2*[.A289]+3*[.B289]" office:value-type="float" office:value="0.0263100000000001" calcext:value-type="float">
            <text:p>0.0263100000000001</text:p>
          </table:table-cell>
        </table:table-row>
        <table:table-row table:style-name="ro1">
          <table:table-cell office:value-type="float" office:value="1.34256" calcext:value-type="float">
            <text:p>1.34256</text:p>
          </table:table-cell>
          <table:table-cell office:value-type="float" office:value="0.905984" calcext:value-type="float">
            <text:p>0.905984</text:p>
          </table:table-cell>
          <table:table-cell table:formula="of:=-2*[.A290]+3*[.B290]" office:value-type="float" office:value="0.032832" calcext:value-type="float">
            <text:p>0.032832</text:p>
          </table:table-cell>
        </table:table-row>
        <table:table-row table:style-name="ro1">
          <table:table-cell office:value-type="float" office:value="1.36903" calcext:value-type="float">
            <text:p>1.36903</text:p>
          </table:table-cell>
          <table:table-cell office:value-type="float" office:value="0.926422" calcext:value-type="float">
            <text:p>0.926422</text:p>
          </table:table-cell>
          <table:table-cell table:formula="of:=-2*[.A291]+3*[.B291]" office:value-type="float" office:value="0.0412059999999999" calcext:value-type="float">
            <text:p>0.0412059999999999</text:p>
          </table:table-cell>
        </table:table-row>
        <table:table-row table:style-name="ro1">
          <table:table-cell office:value-type="float" office:value="1.3998" calcext:value-type="float">
            <text:p>1.3998</text:p>
          </table:table-cell>
          <table:table-cell office:value-type="float" office:value="0.950376" calcext:value-type="float">
            <text:p>0.950376</text:p>
          </table:table-cell>
          <table:table-cell table:formula="of:=-2*[.A292]+3*[.B292]" office:value-type="float" office:value="0.0515280000000002" calcext:value-type="float">
            <text:p>0.0515280000000002</text:p>
          </table:table-cell>
        </table:table-row>
        <table:table-row table:style-name="ro1">
          <table:table-cell office:value-type="float" office:value="1.43659" calcext:value-type="float">
            <text:p>1.43659</text:p>
          </table:table-cell>
          <table:table-cell office:value-type="float" office:value="0.978711" calcext:value-type="float">
            <text:p>0.978711</text:p>
          </table:table-cell>
          <table:table-cell table:formula="of:=-2*[.A293]+3*[.B293]" office:value-type="float" office:value="0.0629529999999998" calcext:value-type="float">
            <text:p>0.0629529999999998</text:p>
          </table:table-cell>
        </table:table-row>
        <table:table-row table:style-name="ro1">
          <table:table-cell office:value-type="float" office:value="1.48226" calcext:value-type="float">
            <text:p>1.48226</text:p>
          </table:table-cell>
          <table:table-cell office:value-type="float" office:value="1.01217" calcext:value-type="float">
            <text:p>1.01217</text:p>
          </table:table-cell>
          <table:table-cell table:formula="of:=-2*[.A294]+3*[.B294]" office:value-type="float" office:value="0.07199" calcext:value-type="float">
            <text:p>0.07199</text:p>
          </table:table-cell>
        </table:table-row>
        <table:table-row table:style-name="ro1">
          <table:table-cell office:value-type="float" office:value="1.5417" calcext:value-type="float">
            <text:p>1.5417</text:p>
          </table:table-cell>
          <table:table-cell office:value-type="float" office:value="1.05065" calcext:value-type="float">
            <text:p>1.05065</text:p>
          </table:table-cell>
          <table:table-cell table:formula="of:=-2*[.A295]+3*[.B295]" office:value-type="float" office:value="0.0685500000000001" calcext:value-type="float">
            <text:p>0.0685500000000001</text:p>
          </table:table-cell>
        </table:table-row>
        <table:table-row table:style-name="ro1">
          <table:table-cell office:value-type="float" office:value="1.62359" calcext:value-type="float">
            <text:p>1.62359</text:p>
          </table:table-cell>
          <table:table-cell office:value-type="float" office:value="1.09124" calcext:value-type="float">
            <text:p>1.09124</text:p>
          </table:table-cell>
          <table:table-cell table:formula="of:=-2*[.A296]+3*[.B296]" office:value-type="float" office:value="0.0265399999999998" calcext:value-type="float">
            <text:p>0.0265399999999998</text:p>
          </table:table-cell>
        </table:table-row>
        <table:table-row table:style-name="ro1">
          <table:table-cell office:value-type="float" office:value="1.74378" calcext:value-type="float">
            <text:p>1.74378</text:p>
          </table:table-cell>
          <table:table-cell office:value-type="float" office:value="1.12339" calcext:value-type="float">
            <text:p>1.12339</text:p>
          </table:table-cell>
          <table:table-cell table:formula="of:=-2*[.A297]+3*[.B297]" office:value-type="float" office:value="-0.11739" calcext:value-type="float">
            <text:p>-0.11739</text:p>
          </table:table-cell>
        </table:table-row>
        <table:table-row table:style-name="ro1">
          <table:table-cell office:value-type="float" office:value="1.93184" calcext:value-type="float">
            <text:p>1.93184</text:p>
          </table:table-cell>
          <table:table-cell office:value-type="float" office:value="1.11724" calcext:value-type="float">
            <text:p>1.11724</text:p>
          </table:table-cell>
          <table:table-cell table:formula="of:=-2*[.A298]+3*[.B298]" office:value-type="float" office:value="-0.51196" calcext:value-type="float">
            <text:p>-0.51196</text:p>
          </table:table-cell>
        </table:table-row>
        <table:table-row table:style-name="ro1">
          <table:table-cell office:value-type="float" office:value="2.24392" calcext:value-type="float">
            <text:p>2.24392</text:p>
          </table:table-cell>
          <table:table-cell office:value-type="float" office:value="0.996443" calcext:value-type="float">
            <text:p>0.996443</text:p>
          </table:table-cell>
          <table:table-cell table:formula="of:=-2*[.A299]+3*[.B299]" office:value-type="float" office:value="-1.498511" calcext:value-type="float">
            <text:p>-1.498511</text:p>
          </table:table-cell>
        </table:table-row>
        <table:table-row table:style-name="ro1">
          <table:table-cell office:value-type="float" office:value="2.48405" calcext:value-type="float">
            <text:p>2.48405</text:p>
          </table:table-cell>
          <table:table-cell office:value-type="float" office:value="0.88648" calcext:value-type="float">
            <text:p>0.88648</text:p>
          </table:table-cell>
          <table:table-cell table:formula="of:=-2*[.A300]+3*[.B300]" office:value-type="float" office:value="-2.30866" calcext:value-type="float">
            <text:p>-2.30866</text:p>
          </table:table-cell>
        </table:table-row>
        <table:table-row table:style-name="ro1">
          <table:table-cell office:value-type="float" office:value="1.77212" calcext:value-type="float">
            <text:p>1.77212</text:p>
          </table:table-cell>
          <table:table-cell office:value-type="float" office:value="0.569627" calcext:value-type="float">
            <text:p>0.569627</text:p>
          </table:table-cell>
          <table:table-cell table:formula="of:=-2*[.A301]+3*[.B301]" office:value-type="float" office:value="-1.835359" calcext:value-type="float">
            <text:p>-1.835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9:52:35.095479913</meta:creation-date>
    <dc:date>2025-02-02T21:00:02.318960489</dc:date>
    <meta:editing-duration>PT56M39S</meta:editing-duration>
    <meta:editing-cycles>1</meta:editing-cycles>
    <meta:document-statistic meta:table-count="1" meta:cell-count="903" meta:object-count="0"/>
    <meta:generator>LibreOffice/24.8.4.2$Linux_X86_64 LibreOffice_project/480$Build-2</meta:generator>
  </office:meta>
</office:document-meta>
</file>